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AN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6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27">
            <text:p>Período: Janeiro-2017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54.63" table:style-name="ce14">
            <text:p>155<text:s/></text:p>
          </table:table-cell>
          <table:table-cell office:value-type="float" office:value="5314.5" table:style-name="ce14">
            <text:p>5.315<text:s/></text:p>
          </table:table-cell>
          <table:table-cell office:value-type="float" office:value="48748363.909999996" table:style-name="ce14">
            <text:p>48.748.364<text:s/></text:p>
          </table:table-cell>
          <table:table-cell office:value-type="float" office:value="7196.56" table:style-name="ce14">
            <text:p>7.197<text:s/></text:p>
          </table:table-cell>
          <table:table-cell office:value-type="float" office:value="77361572.25" table:style-name="ce14">
            <text:p>77.361.572<text:s/></text:p>
          </table:table-cell>
          <table:table-cell office:value-type="float" office:value="38875525.759999998" table:style-name="ce14">
            <text:p>38.875.526<text:s/></text:p>
          </table:table-cell>
          <table:table-cell office:value-type="float" office:value="2232734.67" table:style-name="ce14">
            <text:p>2.232.735<text:s/></text:p>
          </table:table-cell>
          <table:table-cell office:value-type="float" office:value="100517177.03" table:style-name="ce14">
            <text:p>100.517.177<text:s/></text:p>
          </table:table-cell>
          <table:table-cell office:value-type="float" office:value="21191569.960000001" table:style-name="ce14">
            <text:p>21.191.570<text:s/></text:p>
          </table:table-cell>
          <table:table-cell office:value-type="float" office:value="1440364.7" table:style-name="ce14">
            <text:p>1.440.365<text:s/></text:p>
          </table:table-cell>
          <table:table-cell office:value-type="float" office:value="63423870.039999999" table:style-name="ce14">
            <text:p>63.423.870<text:s/></text:p>
          </table:table-cell>
          <table:table-cell office:value-type="float" office:value="154528.29999999999" table:style-name="ce14">
            <text:p>154.528<text:s/></text:p>
          </table:table-cell>
          <table:table-cell office:value-type="float" office:value="1732154.29" table:style-name="ce14">
            <text:p>1.732.154<text:s/></text:p>
          </table:table-cell>
          <table:table-cell office:value-type="float" office:value="6985046.25" table:style-name="ce14">
            <text:p>6.985.046<text:s/></text:p>
          </table:table-cell>
          <table:table-cell office:value-type="float" office:value="4828741.3600000003" table:style-name="ce14">
            <text:p>4.828.741<text:s/></text:p>
          </table:table-cell>
          <table:table-cell office:value-type="float" office:value="73984912.930000007" table:style-name="ce14">
            <text:p>73.984.913<text:s/></text:p>
          </table:table-cell>
          <table:table-cell office:value-type="float" office:value="25992.58" table:style-name="ce14">
            <text:p>25.993<text:s/></text:p>
          </table:table-cell>
          <table:table-cell office:value-type="float" office:value="223962257.06" table:style-name="ce14">
            <text:p>223.962.257<text:s/></text:p>
          </table:table-cell>
          <table:table-cell office:value-type="float" office:value="253949744.03999999" table:style-name="ce14">
            <text:p>253.949.744<text:s/></text:p>
          </table:table-cell>
          <table:table-cell office:value-type="float" office:value="247159.82" table:style-name="ce14">
            <text:p>247.160<text:s/></text:p>
          </table:table-cell>
          <table:table-cell office:value-type="float" office:value="3122.99" table:style-name="ce14">
            <text:p>3.123<text:s/></text:p>
          </table:table-cell>
          <table:table-cell office:value-type="float" office:value="31794.57" table:style-name="ce14">
            <text:p>31.795<text:s/></text:p>
          </table:table-cell>
          <table:table-cell office:value-type="float" office:value="87111268.879999995" table:style-name="ce14">
            <text:p>87.111.269<text:s/></text:p>
          </table:table-cell>
          <table:table-cell office:value-type="float" office:value="380668813.66000003" table:style-name="ce14">
            <text:p>380.668.814<text:s/></text:p>
          </table:table-cell>
          <table:table-cell office:value-type="float" office:value="30629.48" table:style-name="ce14">
            <text:p>30.629<text:s/></text:p>
          </table:table-cell>
          <table:table-cell office:value-type="float" office:value="1299702808.8699999" table:style-name="ce14">
            <text:p>1.299.702.809<text:s/></text:p>
          </table:table-cell>
          <table:table-cell office:value-type="float" office:value="0.52" table:style-name="ce14">
            <text:p>1<text:s/></text:p>
          </table:table-cell>
          <table:table-cell office:value-type="float" office:value="2687222819.6100001" table:style-name="ce15">
            <text:p>2.687.222.8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28999999999999998" table:style-name="ce14">
            <text:p>(0)</text:p>
          </table:table-cell>
          <table:table-cell office:value-type="float" office:value="1403.42" table:style-name="ce14">
            <text:p>1.403<text:s/></text:p>
          </table:table-cell>
          <table:table-cell office:value-type="float" office:value="-10.99" table:style-name="ce14">
            <text:p>(11)</text:p>
          </table:table-cell>
          <table:table-cell office:value-type="float" office:value="0" table:style-name="ce14">
            <text:p>-<text:s/></text:p>
          </table:table-cell>
          <table:table-cell office:value-type="float" office:value="177442.4" table:style-name="ce14">
            <text:p>177.442<text:s/></text:p>
          </table:table-cell>
          <table:table-cell office:value-type="float" office:value="-5.44" table:style-name="ce14">
            <text:p>(5)</text:p>
          </table:table-cell>
          <table:table-cell office:value-type="float" office:value="-38.200000000000003" table:style-name="ce14">
            <text:p>(38)</text:p>
          </table:table-cell>
          <table:table-cell office:value-type="float" office:value="-39.119999999999997" table:style-name="ce14">
            <text:p>(39)</text:p>
          </table:table-cell>
          <table:table-cell office:value-type="float" office:value="25691.86" table:style-name="ce14">
            <text:p>25.692<text:s/></text:p>
          </table:table-cell>
          <table:table-cell office:value-type="float" office:value="-25.52" table:style-name="ce14">
            <text:p>(26)</text:p>
          </table:table-cell>
          <table:table-cell office:value-type="float" office:value="4281.7299999999996" table:style-name="ce14">
            <text:p>4.282<text:s/></text:p>
          </table:table-cell>
          <table:table-cell office:value-type="float" office:value="-38.15" table:style-name="ce14">
            <text:p>(38)</text:p>
          </table:table-cell>
          <table:table-cell office:value-type="float" office:value="49.59" table:style-name="ce14">
            <text:p>50<text:s/></text:p>
          </table:table-cell>
          <table:table-cell office:value-type="float" office:value="42935.48" table:style-name="ce14">
            <text:p>42.935<text:s/></text:p>
          </table:table-cell>
          <table:table-cell office:value-type="float" office:value="7679.76" table:style-name="ce14">
            <text:p>7.680<text:s/></text:p>
          </table:table-cell>
          <table:table-cell office:value-type="float" office:value="7847.1" table:style-name="ce14">
            <text:p>7.847<text:s/></text:p>
          </table:table-cell>
          <table:table-cell office:value-type="float" office:value="-1.75" table:style-name="ce14">
            <text:p>(2)</text:p>
          </table:table-cell>
          <table:table-cell office:value-type="float" office:value="13818.47" table:style-name="ce14">
            <text:p>13.818<text:s/></text:p>
          </table:table-cell>
          <table:table-cell office:value-type="float" office:value="6528.38" table:style-name="ce14">
            <text:p>6.528<text:s/></text:p>
          </table:table-cell>
          <table:table-cell office:value-type="float" office:value="-3.07" table:style-name="ce14">
            <text:p>(3)</text:p>
          </table:table-cell>
          <table:table-cell office:value-type="float" office:value="-5.42" table:style-name="ce14">
            <text:p>(5)</text:p>
          </table:table-cell>
          <table:table-cell office:value-type="float" office:value="-3.48" table:style-name="ce14">
            <text:p>(3)</text:p>
          </table:table-cell>
          <table:table-cell office:value-type="float" office:value="90168.960000000006" table:style-name="ce14">
            <text:p>90.169<text:s/></text:p>
          </table:table-cell>
          <table:table-cell office:value-type="float" office:value="23173.75" table:style-name="ce14">
            <text:p>23.174<text:s/></text:p>
          </table:table-cell>
          <table:table-cell office:value-type="float" office:value="-1.48" table:style-name="ce14">
            <text:p>(1)</text:p>
          </table:table-cell>
          <table:table-cell office:value-type="float" office:value="749656.07" table:style-name="ce14">
            <text:p>749.656<text:s/></text:p>
          </table:table-cell>
          <table:table-cell office:value-type="float" office:value="-7.0000000000000007E-2" table:style-name="ce14">
            <text:p>(0)</text:p>
          </table:table-cell>
          <table:table-cell office:value-type="float" office:value="1150503.99" table:style-name="ce15">
            <text:p>1.150.5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401099.47" table:style-name="ce14">
            <text:p>401.099<text:s/></text:p>
          </table:table-cell>
          <table:table-cell office:value-type="float" office:value="9005475.2799999993" table:style-name="ce14">
            <text:p>9.005.475<text:s/></text:p>
          </table:table-cell>
          <table:table-cell office:value-type="float" office:value="10127341.16" table:style-name="ce14">
            <text:p>10.127.341<text:s/></text:p>
          </table:table-cell>
          <table:table-cell office:value-type="float" office:value="82692.490000000005" table:style-name="ce14">
            <text:p>82.692<text:s/></text:p>
          </table:table-cell>
          <table:table-cell office:value-type="float" office:value="142409410.09999999" table:style-name="ce14">
            <text:p>142.409.410<text:s/></text:p>
          </table:table-cell>
          <table:table-cell office:value-type="float" office:value="42511734.549999997" table:style-name="ce14">
            <text:p>42.511.735<text:s/></text:p>
          </table:table-cell>
          <table:table-cell office:value-type="float" office:value="7571143.79" table:style-name="ce14">
            <text:p>7.571.144<text:s/></text:p>
          </table:table-cell>
          <table:table-cell office:value-type="float" office:value="122953862.26000001" table:style-name="ce14">
            <text:p>122.953.862<text:s/></text:p>
          </table:table-cell>
          <table:table-cell office:value-type="float" office:value="31661793.190000001" table:style-name="ce14">
            <text:p>31.661.793<text:s/></text:p>
          </table:table-cell>
          <table:table-cell office:value-type="float" office:value="7068186.3099999996" table:style-name="ce14">
            <text:p>7.068.186<text:s/></text:p>
          </table:table-cell>
          <table:table-cell office:value-type="float" office:value="349379665.85000002" table:style-name="ce14">
            <text:p>349.379.666<text:s/></text:p>
          </table:table-cell>
          <table:table-cell office:value-type="float" office:value="9506632.2100000009" table:style-name="ce14">
            <text:p>9.506.632<text:s/></text:p>
          </table:table-cell>
          <table:table-cell office:value-type="float" office:value="10732874.65" table:style-name="ce14">
            <text:p>10.732.875<text:s/></text:p>
          </table:table-cell>
          <table:table-cell office:value-type="float" office:value="12778427.17" table:style-name="ce14">
            <text:p>12.778.427<text:s/></text:p>
          </table:table-cell>
          <table:table-cell office:value-type="float" office:value="6388337.0300000003" table:style-name="ce14">
            <text:p>6.388.337<text:s/></text:p>
          </table:table-cell>
          <table:table-cell office:value-type="float" office:value="101351088.2" table:style-name="ce14">
            <text:p>101.351.088<text:s/></text:p>
          </table:table-cell>
          <table:table-cell office:value-type="float" office:value="5235525.21" table:style-name="ce14">
            <text:p>5.235.525<text:s/></text:p>
          </table:table-cell>
          <table:table-cell office:value-type="float" office:value="270456982.91000003" table:style-name="ce14">
            <text:p>270.456.983<text:s/></text:p>
          </table:table-cell>
          <table:table-cell office:value-type="float" office:value="290135427.85000002" table:style-name="ce14">
            <text:p>290.135.428<text:s/></text:p>
          </table:table-cell>
          <table:table-cell office:value-type="float" office:value="3995535.39" table:style-name="ce14">
            <text:p>3.995.535<text:s/></text:p>
          </table:table-cell>
          <table:table-cell office:value-type="float" office:value="3414894.99" table:style-name="ce14">
            <text:p>3.414.895<text:s/></text:p>
          </table:table-cell>
          <table:table-cell office:value-type="float" office:value="90170" table:style-name="ce14">
            <text:p>90.170<text:s/></text:p>
          </table:table-cell>
          <table:table-cell office:value-type="float" office:value="322762839.69999999" table:style-name="ce14">
            <text:p>322.762.840<text:s/></text:p>
          </table:table-cell>
          <table:table-cell office:value-type="float" office:value="296665762.33999997" table:style-name="ce14">
            <text:p>296.665.762<text:s/></text:p>
          </table:table-cell>
          <table:table-cell office:value-type="float" office:value="6811563.6600000001" table:style-name="ce14">
            <text:p>6.811.564<text:s/></text:p>
          </table:table-cell>
          <table:table-cell office:value-type="float" office:value="1740680753.55" table:style-name="ce14">
            <text:p>1.740.680.754<text:s/></text:p>
          </table:table-cell>
          <table:table-cell office:value-type="float" office:value="573884.62" table:style-name="ce14">
            <text:p>573.885<text:s/></text:p>
          </table:table-cell>
          <table:table-cell office:value-type="float" office:value="3804753103.9300003" table:style-name="ce15">
            <text:p>3.804.753.1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76090.48" table:style-name="ce14">
            <text:p>76.09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0432.150000000001" table:style-name="ce14">
            <text:p>20.43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2844911.59999999" table:style-name="ce14">
            <text:p>192.844.91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07.65" table:style-name="ce14">
            <text:p>608<text:s/></text:p>
          </table:table-cell>
          <table:table-cell office:value-type="float" office:value="23800" table:style-name="ce14">
            <text:p>23.800<text:s/></text:p>
          </table:table-cell>
          <table:table-cell office:value-type="float" office:value="15201.33" table:style-name="ce14">
            <text:p>15.20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953233.619999999" table:style-name="ce14">
            <text:p>13.953.234<text:s/></text:p>
          </table:table-cell>
          <table:table-cell office:value-type="float" office:value="1972.2" table:style-name="ce14">
            <text:p>1.972<text:s/></text:p>
          </table:table-cell>
          <table:table-cell office:value-type="float" office:value="1086663.1200000001" table:style-name="ce14">
            <text:p>1.086.663<text:s/></text:p>
          </table:table-cell>
          <table:table-cell office:value-type="float" office:value="110767.49" table:style-name="ce14">
            <text:p>110.76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08133679.64000002" table:style-name="ce15">
            <text:p>208.133.6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374687.67" table:style-name="ce14">
            <text:p>374.688<text:s/></text:p>
          </table:table-cell>
          <table:table-cell office:value-type="float" office:value="1251621.8700000001" table:style-name="ce14">
            <text:p>1.251.622<text:s/></text:p>
          </table:table-cell>
          <table:table-cell office:value-type="float" office:value="3629148.87" table:style-name="ce14">
            <text:p>3.629.14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1165777.870000001" table:style-name="ce14">
            <text:p>21.165.778<text:s/></text:p>
          </table:table-cell>
          <table:table-cell office:value-type="float" office:value="12287157.890000001" table:style-name="ce14">
            <text:p>12.287.158<text:s/></text:p>
          </table:table-cell>
          <table:table-cell office:value-type="float" office:value="2869216.82" table:style-name="ce14">
            <text:p>2.869.217<text:s/></text:p>
          </table:table-cell>
          <table:table-cell office:value-type="float" office:value="1057371.83" table:style-name="ce14">
            <text:p>1.057.372<text:s/></text:p>
          </table:table-cell>
          <table:table-cell office:value-type="float" office:value="9235477.3200000003" table:style-name="ce14">
            <text:p>9.235.477<text:s/></text:p>
          </table:table-cell>
          <table:table-cell office:value-type="float" office:value="5974007.46" table:style-name="ce14">
            <text:p>5.974.007<text:s/></text:p>
          </table:table-cell>
          <table:table-cell office:value-type="float" office:value="19108541.940000001" table:style-name="ce14">
            <text:p>19.108.542<text:s/></text:p>
          </table:table-cell>
          <table:table-cell office:value-type="float" office:value="805451.8" table:style-name="ce14">
            <text:p>805.452<text:s/></text:p>
          </table:table-cell>
          <table:table-cell office:value-type="float" office:value="7064515.71" table:style-name="ce14">
            <text:p>7.064.516<text:s/></text:p>
          </table:table-cell>
          <table:table-cell office:value-type="float" office:value="3122741.16" table:style-name="ce14">
            <text:p>3.122.741<text:s/></text:p>
          </table:table-cell>
          <table:table-cell office:value-type="float" office:value="3199396.95" table:style-name="ce14">
            <text:p>3.199.397<text:s/></text:p>
          </table:table-cell>
          <table:table-cell office:value-type="float" office:value="27024044.489999998" table:style-name="ce14">
            <text:p>27.024.044<text:s/></text:p>
          </table:table-cell>
          <table:table-cell office:value-type="float" office:value="2052528.8" table:style-name="ce14">
            <text:p>2.052.529<text:s/></text:p>
          </table:table-cell>
          <table:table-cell office:value-type="float" office:value="8149142.7699999996" table:style-name="ce14">
            <text:p>8.149.143<text:s/></text:p>
          </table:table-cell>
          <table:table-cell office:value-type="float" office:value="32408941.18" table:style-name="ce14">
            <text:p>32.408.941<text:s/></text:p>
          </table:table-cell>
          <table:table-cell office:value-type="float" office:value="1163423.43" table:style-name="ce14">
            <text:p>1.163.423<text:s/></text:p>
          </table:table-cell>
          <table:table-cell office:value-type="float" office:value="227927.86" table:style-name="ce14">
            <text:p>227.928<text:s/></text:p>
          </table:table-cell>
          <table:table-cell office:value-type="float" office:value="4505.1400000000003" table:style-name="ce14">
            <text:p>4.505<text:s/></text:p>
          </table:table-cell>
          <table:table-cell office:value-type="float" office:value="19262618.68" table:style-name="ce14">
            <text:p>19.262.619<text:s/></text:p>
          </table:table-cell>
          <table:table-cell office:value-type="float" office:value="13171983.189999999" table:style-name="ce14">
            <text:p>13.171.983<text:s/></text:p>
          </table:table-cell>
          <table:table-cell office:value-type="float" office:value="667534.43000000005" table:style-name="ce14">
            <text:p>667.534<text:s/></text:p>
          </table:table-cell>
          <table:table-cell office:value-type="float" office:value="106743776.84999999" table:style-name="ce14">
            <text:p>106.743.777<text:s/></text:p>
          </table:table-cell>
          <table:table-cell office:value-type="float" office:value="51175.24" table:style-name="ce14">
            <text:p>51.175<text:s/></text:p>
          </table:table-cell>
          <table:table-cell office:value-type="float" office:value="302072717.22000003" table:style-name="ce15">
            <text:p>302.072.7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9039.9599999999991" table:style-name="ce14">
            <text:p>9.04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333.27" table:style-name="ce14">
            <text:p>13.33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829.62" table:style-name="ce14">
            <text:p>2.830<text:s/></text:p>
          </table:table-cell>
          <table:table-cell office:value-type="float" office:value="6044595.3799999999" table:style-name="ce14">
            <text:p>6.044.595<text:s/></text:p>
          </table:table-cell>
          <table:table-cell office:value-type="float" office:value="6831.86" table:style-name="ce14">
            <text:p>6.83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31.01" table:style-name="ce14">
            <text:p>4.031<text:s/></text:p>
          </table:table-cell>
          <table:table-cell office:value-type="float" office:value="19157.689999999999" table:style-name="ce14">
            <text:p>19.15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156.74" table:style-name="ce14">
            <text:p>9.157<text:s/></text:p>
          </table:table-cell>
          <table:table-cell office:value-type="float" office:value="13663.63" table:style-name="ce14">
            <text:p>13.664<text:s/></text:p>
          </table:table-cell>
          <table:table-cell office:value-type="float" office:value="14796139.199999999" table:style-name="ce14">
            <text:p>14.796.1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975439.359999999" table:style-name="ce14">
            <text:p>31.975.439<text:s/></text:p>
          </table:table-cell>
          <table:table-cell office:value-type="float" office:value="24786372.989999998" table:style-name="ce14">
            <text:p>24.786.37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362.780000000001" table:style-name="ce14">
            <text:p>10.363<text:s/></text:p>
          </table:table-cell>
          <table:table-cell office:value-type="float" office:value="12925.34" table:style-name="ce14">
            <text:p>12.925<text:s/></text:p>
          </table:table-cell>
          <table:table-cell office:value-type="float" office:value="65744274.560000002" table:style-name="ce14">
            <text:p>65.744.275<text:s/></text:p>
          </table:table-cell>
          <table:table-cell office:value-type="float" office:value="23412034.5" table:style-name="ce14">
            <text:p>23.412.03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06519977.84999999" table:style-name="ce14">
            <text:p>206.519.97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73380165.74000001" table:style-name="ce15">
            <text:p>373.380.1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4">
            <text:p>-<text:s/></text:p>
          </table:table-cell>
          <table:table-cell office:value-type="float" office:value="116125.56" table:style-name="ce14">
            <text:p>116.126<text:s/></text:p>
          </table:table-cell>
          <table:table-cell office:value-type="float" office:value="3782203.83" table:style-name="ce14">
            <text:p>3.782.204<text:s/></text:p>
          </table:table-cell>
          <table:table-cell office:value-type="float" office:value="2534.38" table:style-name="ce14">
            <text:p>2.534<text:s/></text:p>
          </table:table-cell>
          <table:table-cell office:value-type="float" office:value="35444751.479999997" table:style-name="ce14">
            <text:p>35.444.751<text:s/></text:p>
          </table:table-cell>
          <table:table-cell office:value-type="float" office:value="18778033.120000001" table:style-name="ce14">
            <text:p>18.778.033<text:s/></text:p>
          </table:table-cell>
          <table:table-cell office:value-type="float" office:value="764012.63" table:style-name="ce14">
            <text:p>764.013<text:s/></text:p>
          </table:table-cell>
          <table:table-cell office:value-type="float" office:value="67833004.189999998" table:style-name="ce14">
            <text:p>67.833.004<text:s/></text:p>
          </table:table-cell>
          <table:table-cell office:value-type="float" office:value="7952884.3499999996" table:style-name="ce14">
            <text:p>7.952.884<text:s/></text:p>
          </table:table-cell>
          <table:table-cell office:value-type="float" office:value="464748.3" table:style-name="ce14">
            <text:p>464.748<text:s/></text:p>
          </table:table-cell>
          <table:table-cell office:value-type="float" office:value="33963547.130000003" table:style-name="ce14">
            <text:p>33.963.547<text:s/></text:p>
          </table:table-cell>
          <table:table-cell office:value-type="float" office:value="150566.19" table:style-name="ce14">
            <text:p>150.566<text:s/></text:p>
          </table:table-cell>
          <table:table-cell office:value-type="float" office:value="473584.5" table:style-name="ce14">
            <text:p>473.585<text:s/></text:p>
          </table:table-cell>
          <table:table-cell office:value-type="float" office:value="4087430.07" table:style-name="ce14">
            <text:p>4.087.430<text:s/></text:p>
          </table:table-cell>
          <table:table-cell office:value-type="float" office:value="454054.13" table:style-name="ce14">
            <text:p>454.054<text:s/></text:p>
          </table:table-cell>
          <table:table-cell office:value-type="float" office:value="24898150" table:style-name="ce14">
            <text:p>24.898.150<text:s/></text:p>
          </table:table-cell>
          <table:table-cell office:value-type="float" office:value="8729.89" table:style-name="ce14">
            <text:p>8.730<text:s/></text:p>
          </table:table-cell>
          <table:table-cell office:value-type="float" office:value="96672189.730000004" table:style-name="ce14">
            <text:p>96.672.190<text:s/></text:p>
          </table:table-cell>
          <table:table-cell office:value-type="float" office:value="127604119.41" table:style-name="ce14">
            <text:p>127.604.119<text:s/></text:p>
          </table:table-cell>
          <table:table-cell office:value-type="float" office:value="85378.38" table:style-name="ce14">
            <text:p>85.378<text:s/></text:p>
          </table:table-cell>
          <table:table-cell office:value-type="float" office:value="686547.48" table:style-name="ce14">
            <text:p>686.547<text:s/></text:p>
          </table:table-cell>
          <table:table-cell office:value-type="float" office:value="36553.230000000003" table:style-name="ce14">
            <text:p>36.553<text:s/></text:p>
          </table:table-cell>
          <table:table-cell office:value-type="float" office:value="93464246.140000001" table:style-name="ce14">
            <text:p>93.464.246<text:s/></text:p>
          </table:table-cell>
          <table:table-cell office:value-type="float" office:value="137205566.21000001" table:style-name="ce14">
            <text:p>137.205.566<text:s/></text:p>
          </table:table-cell>
          <table:table-cell office:value-type="float" office:value="527765.88" table:style-name="ce14">
            <text:p>527.766<text:s/></text:p>
          </table:table-cell>
          <table:table-cell office:value-type="float" office:value="446659489.56" table:style-name="ce14">
            <text:p>446.659.49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02116215.77" table:style-name="ce15">
            <text:p>1.102.116.2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7371.84" table:style-name="ce14">
            <text:p>17.372<text:s/></text:p>
          </table:table-cell>
          <table:table-cell office:value-type="float" office:value="7637727.8499999996" table:style-name="ce14">
            <text:p>7.637.728<text:s/></text:p>
          </table:table-cell>
          <table:table-cell office:value-type="float" office:value="2702655.19" table:style-name="ce14">
            <text:p>2.702.655<text:s/></text:p>
          </table:table-cell>
          <table:table-cell office:value-type="float" office:value="80158.11" table:style-name="ce14">
            <text:p>80.158<text:s/></text:p>
          </table:table-cell>
          <table:table-cell office:value-type="float" office:value="85722790.269999996" table:style-name="ce14">
            <text:p>85.722.790<text:s/></text:p>
          </table:table-cell>
          <table:table-cell office:value-type="float" office:value="11446543.540000001" table:style-name="ce14">
            <text:p>11.446.544<text:s/></text:p>
          </table:table-cell>
          <table:table-cell office:value-type="float" office:value="3935084.7199999997" table:style-name="ce14">
            <text:p>3.935.085<text:s/></text:p>
          </table:table-cell>
          <table:table-cell office:value-type="float" office:value="48018890.860000007" table:style-name="ce14">
            <text:p>48.018.891<text:s/></text:p>
          </table:table-cell>
          <table:table-cell office:value-type="float" office:value="14446167.510000002" table:style-name="ce14">
            <text:p>14.446.168<text:s/></text:p>
          </table:table-cell>
          <table:table-cell office:value-type="float" office:value="629430.55000000005" table:style-name="ce14">
            <text:p>629.431<text:s/></text:p>
          </table:table-cell>
          <table:table-cell office:value-type="float" office:value="103458634.17" table:style-name="ce14">
            <text:p>103.458.634<text:s/></text:p>
          </table:table-cell>
          <table:table-cell office:value-type="float" office:value="8531456.5299999993" table:style-name="ce14">
            <text:p>8.531.457<text:s/></text:p>
          </table:table-cell>
          <table:table-cell office:value-type="float" office:value="3194774.44" table:style-name="ce14">
            <text:p>3.194.774<text:s/></text:p>
          </table:table-cell>
          <table:table-cell office:value-type="float" office:value="5559099.2000000002" table:style-name="ce14">
            <text:p>5.559.099<text:s/></text:p>
          </table:table-cell>
          <table:table-cell office:value-type="float" office:value="2721222.3200000003" table:style-name="ce14">
            <text:p>2.721.222<text:s/></text:p>
          </table:table-cell>
          <table:table-cell office:value-type="float" office:value="34632754.509999998" table:style-name="ce14">
            <text:p>34.632.755<text:s/></text:p>
          </table:table-cell>
          <table:table-cell office:value-type="float" office:value="3174266.5199999996" table:style-name="ce14">
            <text:p>3.174.267<text:s/></text:p>
          </table:table-cell>
          <table:table-cell office:value-type="float" office:value="133659603.39999999" table:style-name="ce14">
            <text:p>133.659.603<text:s/></text:p>
          </table:table-cell>
          <table:table-cell office:value-type="float" office:value="105312194.27" table:style-name="ce14">
            <text:p>105.312.194<text:s/></text:p>
          </table:table-cell>
          <table:table-cell office:value-type="float" office:value="2731532.2500000005" table:style-name="ce14">
            <text:p>2.731.532<text:s/></text:p>
          </table:table-cell>
          <table:table-cell office:value-type="float" office:value="2490056.8700000006" table:style-name="ce14">
            <text:p>2.490.057<text:s/></text:p>
          </table:table-cell>
          <table:table-cell office:value-type="float" office:value="36186.29" table:style-name="ce14">
            <text:p>36.186<text:s/></text:p>
          </table:table-cell>
          <table:table-cell office:value-type="float" office:value="130338466.7" table:style-name="ce14">
            <text:p>130.338.467<text:s/></text:p>
          </table:table-cell>
          <table:table-cell office:value-type="float" office:value="122874206.23999999" table:style-name="ce14">
            <text:p>122.874.206<text:s/></text:p>
          </table:table-cell>
          <table:table-cell office:value-type="float" office:value="4529600.2299999995" table:style-name="ce14">
            <text:p>4.529.600<text:s/></text:p>
          </table:table-cell>
          <table:table-cell office:value-type="float" office:value="980646741.79999995" table:style-name="ce14">
            <text:p>980.646.742<text:s/></text:p>
          </table:table-cell>
          <table:table-cell office:value-type="float" office:value="522709.38" table:style-name="ce14">
            <text:p>522.709<text:s/></text:p>
          </table:table-cell>
          <table:table-cell office:value-type="float" office:value="1819050325.5599999" table:style-name="ce15">
            <text:p>1.819.050.3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3093483.800000001" table:style-name="ce14">
            <text:p>23.093.484<text:s/></text:p>
          </table:table-cell>
          <table:table-cell office:value-type="float" office:value="78743080.859999999" table:style-name="ce14">
            <text:p>78.743.081<text:s/></text:p>
          </table:table-cell>
          <table:table-cell office:value-type="float" office:value="338916901.54000002" table:style-name="ce14">
            <text:p>338.916.902<text:s/></text:p>
          </table:table-cell>
          <table:table-cell office:value-type="float" office:value="16908765.809999999" table:style-name="ce14">
            <text:p>16.908.766<text:s/></text:p>
          </table:table-cell>
          <table:table-cell office:value-type="float" office:value="535232223.42000002" table:style-name="ce14">
            <text:p>535.232.223<text:s/></text:p>
          </table:table-cell>
          <table:table-cell office:value-type="float" office:value="500593476.23000002" table:style-name="ce14">
            <text:p>500.593.476<text:s/></text:p>
          </table:table-cell>
          <table:table-cell office:value-type="float" office:value="4892283837.5599995" table:style-name="ce14">
            <text:p>4.892.283.838<text:s/></text:p>
          </table:table-cell>
          <table:table-cell office:value-type="float" office:value="459329208.22000003" table:style-name="ce14">
            <text:p>459.329.208<text:s/></text:p>
          </table:table-cell>
          <table:table-cell office:value-type="float" office:value="508859948.12" table:style-name="ce14">
            <text:p>508.859.948<text:s/></text:p>
          </table:table-cell>
          <table:table-cell office:value-type="float" office:value="110080146.98999999" table:style-name="ce14">
            <text:p>110.080.147<text:s/></text:p>
          </table:table-cell>
          <table:table-cell office:value-type="float" office:value="2611325304.71" table:style-name="ce14">
            <text:p>2.611.325.305<text:s/></text:p>
          </table:table-cell>
          <table:table-cell office:value-type="float" office:value="166189749.34999999" table:style-name="ce14">
            <text:p>166.189.749<text:s/></text:p>
          </table:table-cell>
          <table:table-cell office:value-type="float" office:value="270806737.60000002" table:style-name="ce14">
            <text:p>270.806.738<text:s/></text:p>
          </table:table-cell>
          <table:table-cell office:value-type="float" office:value="216610525.03" table:style-name="ce14">
            <text:p>216.610.525<text:s/></text:p>
          </table:table-cell>
          <table:table-cell office:value-type="float" office:value="125713855.09" table:style-name="ce14">
            <text:p>125.713.855<text:s/></text:p>
          </table:table-cell>
          <table:table-cell office:value-type="float" office:value="510605523.75" table:style-name="ce14">
            <text:p>510.605.524<text:s/></text:p>
          </table:table-cell>
          <table:table-cell office:value-type="float" office:value="96202147.409999996" table:style-name="ce14">
            <text:p>96.202.147<text:s/></text:p>
          </table:table-cell>
          <table:table-cell office:value-type="float" office:value="1696042476.27" table:style-name="ce14">
            <text:p>1.696.042.476<text:s/></text:p>
          </table:table-cell>
          <table:table-cell office:value-type="float" office:value="8976004083.9300003" table:style-name="ce14">
            <text:p>8.976.004.084<text:s/></text:p>
          </table:table-cell>
          <table:table-cell office:value-type="float" office:value="133119337.37" table:style-name="ce14">
            <text:p>133.119.337<text:s/></text:p>
          </table:table-cell>
          <table:table-cell office:value-type="float" office:value="84973969.799999997" table:style-name="ce14">
            <text:p>84.973.970<text:s/></text:p>
          </table:table-cell>
          <table:table-cell office:value-type="float" office:value="22553308.460000001" table:style-name="ce14">
            <text:p>22.553.308<text:s/></text:p>
          </table:table-cell>
          <table:table-cell office:value-type="float" office:value="2309682339.0599999" table:style-name="ce14">
            <text:p>2.309.682.339<text:s/></text:p>
          </table:table-cell>
          <table:table-cell office:value-type="float" office:value="1131816881.5899999" table:style-name="ce14">
            <text:p>1.131.816.882<text:s/></text:p>
          </table:table-cell>
          <table:table-cell office:value-type="float" office:value="81086895.909999996" table:style-name="ce14">
            <text:p>81.086.896<text:s/></text:p>
          </table:table-cell>
          <table:table-cell office:value-type="float" office:value="21195293039.91" table:style-name="ce14">
            <text:p>21.195.293.040<text:s/></text:p>
          </table:table-cell>
          <table:table-cell office:value-type="float" office:value="54873528.090000004" table:style-name="ce14">
            <text:p>54.873.528<text:s/></text:p>
          </table:table-cell>
          <table:table-cell office:value-type="float" office:value="47146940775.879997" table:style-name="ce15">
            <text:p>47.146.940.7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431620.4" table:style-name="ce14">
            <text:p>1.431.620<text:s/></text:p>
          </table:table-cell>
          <table:table-cell office:value-type="float" office:value="6600034.8099999996" table:style-name="ce14">
            <text:p>6.600.035<text:s/></text:p>
          </table:table-cell>
          <table:table-cell office:value-type="float" office:value="15281352.91" table:style-name="ce14">
            <text:p>15.281.353<text:s/></text:p>
          </table:table-cell>
          <table:table-cell office:value-type="float" office:value="2278752.06" table:style-name="ce14">
            <text:p>2.278.752<text:s/></text:p>
          </table:table-cell>
          <table:table-cell office:value-type="float" office:value="49816745.420000002" table:style-name="ce14">
            <text:p>49.816.745<text:s/></text:p>
          </table:table-cell>
          <table:table-cell office:value-type="float" office:value="21987272.809999999" table:style-name="ce14">
            <text:p>21.987.273<text:s/></text:p>
          </table:table-cell>
          <table:table-cell office:value-type="float" office:value="38008832.549999997" table:style-name="ce14">
            <text:p>38.008.833<text:s/></text:p>
          </table:table-cell>
          <table:table-cell office:value-type="float" office:value="14092487.27" table:style-name="ce14">
            <text:p>14.092.487<text:s/></text:p>
          </table:table-cell>
          <table:table-cell office:value-type="float" office:value="36638004.159999996" table:style-name="ce14">
            <text:p>36.638.004<text:s/></text:p>
          </table:table-cell>
          <table:table-cell office:value-type="float" office:value="9450626.7599999998" table:style-name="ce14">
            <text:p>9.450.627<text:s/></text:p>
          </table:table-cell>
          <table:table-cell office:value-type="float" office:value="84683473.579999998" table:style-name="ce14">
            <text:p>84.683.474<text:s/></text:p>
          </table:table-cell>
          <table:table-cell office:value-type="float" office:value="13337547.74" table:style-name="ce14">
            <text:p>13.337.548<text:s/></text:p>
          </table:table-cell>
          <table:table-cell office:value-type="float" office:value="26727105.75" table:style-name="ce14">
            <text:p>26.727.106<text:s/></text:p>
          </table:table-cell>
          <table:table-cell office:value-type="float" office:value="13076018.439999999" table:style-name="ce14">
            <text:p>13.076.018<text:s/></text:p>
          </table:table-cell>
          <table:table-cell office:value-type="float" office:value="8726595.1999999993" table:style-name="ce14">
            <text:p>8.726.595<text:s/></text:p>
          </table:table-cell>
          <table:table-cell office:value-type="float" office:value="38494753.009999998" table:style-name="ce14">
            <text:p>38.494.753<text:s/></text:p>
          </table:table-cell>
          <table:table-cell office:value-type="float" office:value="4543394.3" table:style-name="ce14">
            <text:p>4.543.394<text:s/></text:p>
          </table:table-cell>
          <table:table-cell office:value-type="float" office:value="194787092.18000001" table:style-name="ce14">
            <text:p>194.787.092<text:s/></text:p>
          </table:table-cell>
          <table:table-cell office:value-type="float" office:value="273217174.75999999" table:style-name="ce14">
            <text:p>273.217.175<text:s/></text:p>
          </table:table-cell>
          <table:table-cell office:value-type="float" office:value="8185255.3399999999" table:style-name="ce14">
            <text:p>8.185.255<text:s/></text:p>
          </table:table-cell>
          <table:table-cell office:value-type="float" office:value="24309337.98" table:style-name="ce14">
            <text:p>24.309.338<text:s/></text:p>
          </table:table-cell>
          <table:table-cell office:value-type="float" office:value="1760160.44" table:style-name="ce14">
            <text:p>1.760.160<text:s/></text:p>
          </table:table-cell>
          <table:table-cell office:value-type="float" office:value="547603281.52999997" table:style-name="ce14">
            <text:p>547.603.282<text:s/></text:p>
          </table:table-cell>
          <table:table-cell office:value-type="float" office:value="109298906.12" table:style-name="ce14">
            <text:p>109.298.906<text:s/></text:p>
          </table:table-cell>
          <table:table-cell office:value-type="float" office:value="5545611.4199999999" table:style-name="ce14">
            <text:p>5.545.611<text:s/></text:p>
          </table:table-cell>
          <table:table-cell office:value-type="float" office:value="1039182859.87" table:style-name="ce14">
            <text:p>1.039.182.860<text:s/></text:p>
          </table:table-cell>
          <table:table-cell office:value-type="float" office:value="7496099.46" table:style-name="ce14">
            <text:p>7.496.099<text:s/></text:p>
          </table:table-cell>
          <table:table-cell office:value-type="float" office:value="2596560396.27" table:style-name="ce15">
            <text:p>2.596.560.3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1821341.779999999" table:style-name="ce14">
            <text:p>11.821.342<text:s/></text:p>
          </table:table-cell>
          <table:table-cell office:value-type="float" office:value="38170800.32" table:style-name="ce14">
            <text:p>38.170.800<text:s/></text:p>
          </table:table-cell>
          <table:table-cell office:value-type="float" office:value="161090530.19999999" table:style-name="ce14">
            <text:p>161.090.530<text:s/></text:p>
          </table:table-cell>
          <table:table-cell office:value-type="float" office:value="8820930.5700000003" table:style-name="ce14">
            <text:p>8.820.931<text:s/></text:p>
          </table:table-cell>
          <table:table-cell office:value-type="float" office:value="253885012.81" table:style-name="ce14">
            <text:p>253.885.013<text:s/></text:p>
          </table:table-cell>
          <table:table-cell office:value-type="float" office:value="268333940.13" table:style-name="ce14">
            <text:p>268.333.940<text:s/></text:p>
          </table:table-cell>
          <table:table-cell office:value-type="float" office:value="1439666433.4299998" table:style-name="ce14">
            <text:p>1.439.666.433<text:s/></text:p>
          </table:table-cell>
          <table:table-cell office:value-type="float" office:value="286595203.36000001" table:style-name="ce14">
            <text:p>286.595.203<text:s/></text:p>
          </table:table-cell>
          <table:table-cell office:value-type="float" office:value="299591725.37" table:style-name="ce14">
            <text:p>299.591.725<text:s/></text:p>
          </table:table-cell>
          <table:table-cell office:value-type="float" office:value="55534031.310000002" table:style-name="ce14">
            <text:p>55.534.031<text:s/></text:p>
          </table:table-cell>
          <table:table-cell office:value-type="float" office:value="1650907504.5599999" table:style-name="ce14">
            <text:p>1.650.907.505<text:s/></text:p>
          </table:table-cell>
          <table:table-cell office:value-type="float" office:value="90707234.180000007" table:style-name="ce14">
            <text:p>90.707.234<text:s/></text:p>
          </table:table-cell>
          <table:table-cell office:value-type="float" office:value="142254975.00999999" table:style-name="ce14">
            <text:p>142.254.975<text:s/></text:p>
          </table:table-cell>
          <table:table-cell office:value-type="float" office:value="104535387.39" table:style-name="ce14">
            <text:p>104.535.387<text:s/></text:p>
          </table:table-cell>
          <table:table-cell office:value-type="float" office:value="52102401.68" table:style-name="ce14">
            <text:p>52.102.402<text:s/></text:p>
          </table:table-cell>
          <table:table-cell office:value-type="float" office:value="231438812.80000001" table:style-name="ce14">
            <text:p>231.438.813<text:s/></text:p>
          </table:table-cell>
          <table:table-cell office:value-type="float" office:value="48296991.75" table:style-name="ce14">
            <text:p>48.296.992<text:s/></text:p>
          </table:table-cell>
          <table:table-cell office:value-type="float" office:value="821641302.02999997" table:style-name="ce14">
            <text:p>821.641.302<text:s/></text:p>
          </table:table-cell>
          <table:table-cell office:value-type="float" office:value="5560021412.04" table:style-name="ce14">
            <text:p>5.560.021.412<text:s/></text:p>
          </table:table-cell>
          <table:table-cell office:value-type="float" office:value="71380585.450000003" table:style-name="ce14">
            <text:p>71.380.585<text:s/></text:p>
          </table:table-cell>
          <table:table-cell office:value-type="float" office:value="32503173.850000001" table:style-name="ce14">
            <text:p>32.503.174<text:s/></text:p>
          </table:table-cell>
          <table:table-cell office:value-type="float" office:value="12576348.789999999" table:style-name="ce14">
            <text:p>12.576.349<text:s/></text:p>
          </table:table-cell>
          <table:table-cell office:value-type="float" office:value="978994237.80999994" table:style-name="ce14">
            <text:p>978.994.238<text:s/></text:p>
          </table:table-cell>
          <table:table-cell office:value-type="float" office:value="579389686.98000002" table:style-name="ce14">
            <text:p>579.389.687<text:s/></text:p>
          </table:table-cell>
          <table:table-cell office:value-type="float" office:value="33081825.75" table:style-name="ce14">
            <text:p>33.081.826<text:s/></text:p>
          </table:table-cell>
          <table:table-cell office:value-type="float" office:value="9671757940.25" table:style-name="ce14">
            <text:p>9.671.757.940<text:s/></text:p>
          </table:table-cell>
          <table:table-cell office:value-type="float" office:value="23953335.969999999" table:style-name="ce14">
            <text:p>23.953.336<text:s/></text:p>
          </table:table-cell>
          <table:table-cell office:value-type="float" office:value="22929053105.570004" table:style-name="ce15">
            <text:p>22.929.053.1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138707.01" table:style-name="ce14">
            <text:p>138.707<text:s/></text:p>
          </table:table-cell>
          <table:table-cell office:value-type="float" office:value="3139605.98" table:style-name="ce14">
            <text:p>3.139.60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535676.2999999998" table:style-name="ce14">
            <text:p>5.535.676<text:s/></text:p>
          </table:table-cell>
          <table:table-cell office:value-type="float" office:value="17531343.699999999" table:style-name="ce14">
            <text:p>17.531.344<text:s/></text:p>
          </table:table-cell>
          <table:table-cell office:value-type="float" office:value="486196544.22000003" table:style-name="ce14">
            <text:p>486.196.544<text:s/></text:p>
          </table:table-cell>
          <table:table-cell office:value-type="float" office:value="929566.17" table:style-name="ce14">
            <text:p>929.566<text:s/></text:p>
          </table:table-cell>
          <table:table-cell office:value-type="float" office:value="917543.2" table:style-name="ce14">
            <text:p>917.543<text:s/></text:p>
          </table:table-cell>
          <table:table-cell office:value-type="float" office:value="5067.96" table:style-name="ce14">
            <text:p>5.068<text:s/></text:p>
          </table:table-cell>
          <table:table-cell office:value-type="float" office:value="18626208.329999998" table:style-name="ce14">
            <text:p>18.626.208<text:s/></text:p>
          </table:table-cell>
          <table:table-cell office:value-type="float" office:value="1622.29" table:style-name="ce14">
            <text:p>1.622<text:s/></text:p>
          </table:table-cell>
          <table:table-cell office:value-type="float" office:value="253649.96" table:style-name="ce14">
            <text:p>253.650<text:s/></text:p>
          </table:table-cell>
          <table:table-cell office:value-type="float" office:value="15960091.15" table:style-name="ce14">
            <text:p>15.960.091<text:s/></text:p>
          </table:table-cell>
          <table:table-cell office:value-type="float" office:value="26870.12" table:style-name="ce14">
            <text:p>26.870<text:s/></text:p>
          </table:table-cell>
          <table:table-cell office:value-type="float" office:value="668144.06000000006" table:style-name="ce14">
            <text:p>668.144<text:s/></text:p>
          </table:table-cell>
          <table:table-cell office:value-type="float" office:value="4776.33" table:style-name="ce14">
            <text:p>4.776<text:s/></text:p>
          </table:table-cell>
          <table:table-cell office:value-type="float" office:value="49539206.82" table:style-name="ce14">
            <text:p>49.539.207<text:s/></text:p>
          </table:table-cell>
          <table:table-cell office:value-type="float" office:value="3632980141.77" table:style-name="ce14">
            <text:p>3.632.980.142<text:s/></text:p>
          </table:table-cell>
          <table:table-cell office:value-type="float" office:value="398938.73" table:style-name="ce14">
            <text:p>398.939<text:s/></text:p>
          </table:table-cell>
          <table:table-cell office:value-type="float" office:value="169558.01" table:style-name="ce14">
            <text:p>169.558<text:s/></text:p>
          </table:table-cell>
          <table:table-cell office:value-type="float" office:value="124727.55" table:style-name="ce14">
            <text:p>124.728<text:s/></text:p>
          </table:table-cell>
          <table:table-cell office:value-type="float" office:value="159634505.13" table:style-name="ce14">
            <text:p>159.634.505<text:s/></text:p>
          </table:table-cell>
          <table:table-cell office:value-type="float" office:value="7064160.96" table:style-name="ce14">
            <text:p>7.064.161<text:s/></text:p>
          </table:table-cell>
          <table:table-cell office:value-type="float" office:value="4783.99" table:style-name="ce14">
            <text:p>4.784<text:s/></text:p>
          </table:table-cell>
          <table:table-cell office:value-type="float" office:value="2230836600.71" table:style-name="ce14">
            <text:p>2.230.836.601<text:s/></text:p>
          </table:table-cell>
          <table:table-cell office:value-type="float" office:value="11040.17" table:style-name="ce14">
            <text:p>11.040<text:s/></text:p>
          </table:table-cell>
          <table:table-cell office:value-type="float" office:value="6630699080.6199999" table:style-name="ce15">
            <text:p>6.630.699.0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1821341.780000001" table:style-name="ce14">
            <text:p>11.821.342<text:s/></text:p>
          </table:table-cell>
          <table:table-cell office:value-type="float" office:value="38032093.310000002" table:style-name="ce14">
            <text:p>38.032.093<text:s/></text:p>
          </table:table-cell>
          <table:table-cell office:value-type="float" office:value="157950924.22" table:style-name="ce14">
            <text:p>157.950.924<text:s/></text:p>
          </table:table-cell>
          <table:table-cell office:value-type="float" office:value="8820930.5700000003" table:style-name="ce14">
            <text:p>8.820.931<text:s/></text:p>
          </table:table-cell>
          <table:table-cell office:value-type="float" office:value="248349336.50999999" table:style-name="ce14">
            <text:p>248.349.337<text:s/></text:p>
          </table:table-cell>
          <table:table-cell office:value-type="float" office:value="250802596.43000001" table:style-name="ce14">
            <text:p>250.802.596<text:s/></text:p>
          </table:table-cell>
          <table:table-cell office:value-type="float" office:value="953469889.21000004" table:style-name="ce14">
            <text:p>953.469.889<text:s/></text:p>
          </table:table-cell>
          <table:table-cell office:value-type="float" office:value="285665637.19000006" table:style-name="ce14">
            <text:p>285.665.637<text:s/></text:p>
          </table:table-cell>
          <table:table-cell office:value-type="float" office:value="298674182.17000002" table:style-name="ce14">
            <text:p>298.674.182<text:s/></text:p>
          </table:table-cell>
          <table:table-cell office:value-type="float" office:value="55528963.350000001" table:style-name="ce14">
            <text:p>55.528.963<text:s/></text:p>
          </table:table-cell>
          <table:table-cell office:value-type="float" office:value="1632281296.23" table:style-name="ce14">
            <text:p>1.632.281.296<text:s/></text:p>
          </table:table-cell>
          <table:table-cell office:value-type="float" office:value="90705611.890000001" table:style-name="ce14">
            <text:p>90.705.612<text:s/></text:p>
          </table:table-cell>
          <table:table-cell office:value-type="float" office:value="142001325.05000001" table:style-name="ce14">
            <text:p>142.001.325<text:s/></text:p>
          </table:table-cell>
          <table:table-cell office:value-type="float" office:value="88575296.239999995" table:style-name="ce14">
            <text:p>88.575.296<text:s/></text:p>
          </table:table-cell>
          <table:table-cell office:value-type="float" office:value="52075531.560000002" table:style-name="ce14">
            <text:p>52.075.532<text:s/></text:p>
          </table:table-cell>
          <table:table-cell office:value-type="float" office:value="230770668.73999998" table:style-name="ce14">
            <text:p>230.770.669<text:s/></text:p>
          </table:table-cell>
          <table:table-cell office:value-type="float" office:value="48292215.419999994" table:style-name="ce14">
            <text:p>48.292.215<text:s/></text:p>
          </table:table-cell>
          <table:table-cell office:value-type="float" office:value="772102095.20999992" table:style-name="ce14">
            <text:p>772.102.095<text:s/></text:p>
          </table:table-cell>
          <table:table-cell office:value-type="float" office:value="1927041270.27" table:style-name="ce14">
            <text:p>1.927.041.270<text:s/></text:p>
          </table:table-cell>
          <table:table-cell office:value-type="float" office:value="70981646.719999999" table:style-name="ce14">
            <text:p>70.981.647<text:s/></text:p>
          </table:table-cell>
          <table:table-cell office:value-type="float" office:value="32333615.84" table:style-name="ce14">
            <text:p>32.333.616<text:s/></text:p>
          </table:table-cell>
          <table:table-cell office:value-type="float" office:value="12451621.240000002" table:style-name="ce14">
            <text:p>12.451.621<text:s/></text:p>
          </table:table-cell>
          <table:table-cell office:value-type="float" office:value="819359732.67999995" table:style-name="ce14">
            <text:p>819.359.733<text:s/></text:p>
          </table:table-cell>
          <table:table-cell office:value-type="float" office:value="572325526.01999998" table:style-name="ce14">
            <text:p>572.325.526<text:s/></text:p>
          </table:table-cell>
          <table:table-cell office:value-type="float" office:value="33077041.760000002" table:style-name="ce14">
            <text:p>33.077.042<text:s/></text:p>
          </table:table-cell>
          <table:table-cell office:value-type="float" office:value="7440921339.54" table:style-name="ce14">
            <text:p>7.440.921.340<text:s/></text:p>
          </table:table-cell>
          <table:table-cell office:value-type="float" office:value="23942295.800000001" table:style-name="ce14">
            <text:p>23.942.296<text:s/></text:p>
          </table:table-cell>
          <table:table-cell office:value-type="float" office:value="16298354024.950001" table:style-name="ce15">
            <text:p>16.298.354.0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840521.6199999992" table:style-name="ce14">
            <text:p>9.840.522<text:s/></text:p>
          </table:table-cell>
          <table:table-cell office:value-type="float" office:value="33972245.729999997" table:style-name="ce14">
            <text:p>33.972.246<text:s/></text:p>
          </table:table-cell>
          <table:table-cell office:value-type="float" office:value="162545018.43000001" table:style-name="ce14">
            <text:p>162.545.018<text:s/></text:p>
          </table:table-cell>
          <table:table-cell office:value-type="float" office:value="5809083.1799999997" table:style-name="ce14">
            <text:p>5.809.083<text:s/></text:p>
          </table:table-cell>
          <table:table-cell office:value-type="float" office:value="231530465.19" table:style-name="ce14">
            <text:p>231.530.465<text:s/></text:p>
          </table:table-cell>
          <table:table-cell office:value-type="float" office:value="210272263.28999999" table:style-name="ce14">
            <text:p>210.272.263<text:s/></text:p>
          </table:table-cell>
          <table:table-cell office:value-type="float" office:value="3414608571.5799999" table:style-name="ce14">
            <text:p>3.414.608.572<text:s/></text:p>
          </table:table-cell>
          <table:table-cell office:value-type="float" office:value="158641517.59" table:style-name="ce14">
            <text:p>158.641.518<text:s/></text:p>
          </table:table-cell>
          <table:table-cell office:value-type="float" office:value="172630218.59" table:style-name="ce14">
            <text:p>172.630.219<text:s/></text:p>
          </table:table-cell>
          <table:table-cell office:value-type="float" office:value="45095488.920000002" table:style-name="ce14">
            <text:p>45.095.489<text:s/></text:p>
          </table:table-cell>
          <table:table-cell office:value-type="float" office:value="875734326.57000005" table:style-name="ce14">
            <text:p>875.734.327<text:s/></text:p>
          </table:table-cell>
          <table:table-cell office:value-type="float" office:value="62144967.43" table:style-name="ce14">
            <text:p>62.144.967<text:s/></text:p>
          </table:table-cell>
          <table:table-cell office:value-type="float" office:value="101824656.84" table:style-name="ce14">
            <text:p>101.824.657<text:s/></text:p>
          </table:table-cell>
          <table:table-cell office:value-type="float" office:value="98999119.200000003" table:style-name="ce14">
            <text:p>98.999.119<text:s/></text:p>
          </table:table-cell>
          <table:table-cell office:value-type="float" office:value="64884858.210000001" table:style-name="ce14">
            <text:p>64.884.858<text:s/></text:p>
          </table:table-cell>
          <table:table-cell office:value-type="float" office:value="240671957.94" table:style-name="ce14">
            <text:p>240.671.958<text:s/></text:p>
          </table:table-cell>
          <table:table-cell office:value-type="float" office:value="43361761.359999999" table:style-name="ce14">
            <text:p>43.361.761<text:s/></text:p>
          </table:table-cell>
          <table:table-cell office:value-type="float" office:value="679614082.05999994" table:style-name="ce14">
            <text:p>679.614.082<text:s/></text:p>
          </table:table-cell>
          <table:table-cell office:value-type="float" office:value="3142765497.1300001" table:style-name="ce14">
            <text:p>3.142.765.497<text:s/></text:p>
          </table:table-cell>
          <table:table-cell office:value-type="float" office:value="53553496.579999998" table:style-name="ce14">
            <text:p>53.553.497<text:s/></text:p>
          </table:table-cell>
          <table:table-cell office:value-type="float" office:value="28161457.969999999" table:style-name="ce14">
            <text:p>28.161.458<text:s/></text:p>
          </table:table-cell>
          <table:table-cell office:value-type="float" office:value="8216799.2300000004" table:style-name="ce14">
            <text:p>8.216.799<text:s/></text:p>
          </table:table-cell>
          <table:table-cell office:value-type="float" office:value="783084819.72000003" table:style-name="ce14">
            <text:p>783.084.820<text:s/></text:p>
          </table:table-cell>
          <table:table-cell office:value-type="float" office:value="443128288.49000001" table:style-name="ce14">
            <text:p>443.128.288<text:s/></text:p>
          </table:table-cell>
          <table:table-cell office:value-type="float" office:value="42459458.740000002" table:style-name="ce14">
            <text:p>42.459.459<text:s/></text:p>
          </table:table-cell>
          <table:table-cell office:value-type="float" office:value="10484352239.790001" table:style-name="ce14">
            <text:p>10.484.352.240<text:s/></text:p>
          </table:table-cell>
          <table:table-cell office:value-type="float" office:value="23424092.66" table:style-name="ce14">
            <text:p>23.424.093<text:s/></text:p>
          </table:table-cell>
          <table:table-cell office:value-type="float" office:value="21621327274.039997" table:style-name="ce15">
            <text:p>21.621.327.2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9216492.6400000006" table:style-name="ce14">
            <text:p>9.216.493<text:s/></text:p>
          </table:table-cell>
          <table:table-cell office:value-type="float" office:value="29345062.039999999" table:style-name="ce14">
            <text:p>29.345.062<text:s/></text:p>
          </table:table-cell>
          <table:table-cell office:value-type="float" office:value="109738854.22" table:style-name="ce14">
            <text:p>109.738.854<text:s/></text:p>
          </table:table-cell>
          <table:table-cell office:value-type="float" office:value="5469605.4000000004" table:style-name="ce14">
            <text:p>5.469.605<text:s/></text:p>
          </table:table-cell>
          <table:table-cell office:value-type="float" office:value="187563204.34999999" table:style-name="ce14">
            <text:p>187.563.204<text:s/></text:p>
          </table:table-cell>
          <table:table-cell office:value-type="float" office:value="146255159.12" table:style-name="ce14">
            <text:p>146.255.159<text:s/></text:p>
          </table:table-cell>
          <table:table-cell office:value-type="float" office:value="2535804635.0599999" table:style-name="ce14">
            <text:p>2.535.804.635<text:s/></text:p>
          </table:table-cell>
          <table:table-cell office:value-type="float" office:value="105618163.53" table:style-name="ce14">
            <text:p>105.618.164<text:s/></text:p>
          </table:table-cell>
          <table:table-cell office:value-type="float" office:value="132699414.31999999" table:style-name="ce14">
            <text:p>132.699.414<text:s/></text:p>
          </table:table-cell>
          <table:table-cell office:value-type="float" office:value="37314325.969999999" table:style-name="ce14">
            <text:p>37.314.326<text:s/></text:p>
          </table:table-cell>
          <table:table-cell office:value-type="float" office:value="606120766.46000004" table:style-name="ce14">
            <text:p>606.120.766<text:s/></text:p>
          </table:table-cell>
          <table:table-cell office:value-type="float" office:value="47410357.409999996" table:style-name="ce14">
            <text:p>47.410.357<text:s/></text:p>
          </table:table-cell>
          <table:table-cell office:value-type="float" office:value="75977002.269999996" table:style-name="ce14">
            <text:p>75.977.002<text:s/></text:p>
          </table:table-cell>
          <table:table-cell office:value-type="float" office:value="87150648.640000001" table:style-name="ce14">
            <text:p>87.150.649<text:s/></text:p>
          </table:table-cell>
          <table:table-cell office:value-type="float" office:value="57416035.5" table:style-name="ce14">
            <text:p>57.416.036<text:s/></text:p>
          </table:table-cell>
          <table:table-cell office:value-type="float" office:value="159274935.56999999" table:style-name="ce14">
            <text:p>159.274.936<text:s/></text:p>
          </table:table-cell>
          <table:table-cell office:value-type="float" office:value="31799186.550000001" table:style-name="ce14">
            <text:p>31.799.187<text:s/></text:p>
          </table:table-cell>
          <table:table-cell office:value-type="float" office:value="416256224.36000001" table:style-name="ce14">
            <text:p>416.256.224<text:s/></text:p>
          </table:table-cell>
          <table:table-cell office:value-type="float" office:value="1659879950.46" table:style-name="ce14">
            <text:p>1.659.879.950<text:s/></text:p>
          </table:table-cell>
          <table:table-cell office:value-type="float" office:value="47178200.950000003" table:style-name="ce14">
            <text:p>47.178.201<text:s/></text:p>
          </table:table-cell>
          <table:table-cell office:value-type="float" office:value="21856304.190000001" table:style-name="ce14">
            <text:p>21.856.304<text:s/></text:p>
          </table:table-cell>
          <table:table-cell office:value-type="float" office:value="7512863.79" table:style-name="ce14">
            <text:p>7.512.864<text:s/></text:p>
          </table:table-cell>
          <table:table-cell office:value-type="float" office:value="545312217.04999995" table:style-name="ce14">
            <text:p>545.312.217<text:s/></text:p>
          </table:table-cell>
          <table:table-cell office:value-type="float" office:value="274438638.08999997" table:style-name="ce14">
            <text:p>274.438.638<text:s/></text:p>
          </table:table-cell>
          <table:table-cell office:value-type="float" office:value="33328361.789999999" table:style-name="ce14">
            <text:p>33.328.362<text:s/></text:p>
          </table:table-cell>
          <table:table-cell office:value-type="float" office:value="4634394164.5699997" table:style-name="ce14">
            <text:p>4.634.394.165<text:s/></text:p>
          </table:table-cell>
          <table:table-cell office:value-type="float" office:value="12400757.890000001" table:style-name="ce14">
            <text:p>12.400.758<text:s/></text:p>
          </table:table-cell>
          <table:table-cell office:value-type="float" office:value="12016731532.189999" table:style-name="ce15">
            <text:p>12.016.731.5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35498.35" table:style-name="ce14">
            <text:p>235.498<text:s/></text:p>
          </table:table-cell>
          <table:table-cell office:value-type="float" office:value="3036651.04" table:style-name="ce14">
            <text:p>3.036.651<text:s/></text:p>
          </table:table-cell>
          <table:table-cell office:value-type="float" office:value="21882114.920000002" table:style-name="ce14">
            <text:p>21.882.115<text:s/></text:p>
          </table:table-cell>
          <table:table-cell office:value-type="float" office:value="162492.32999999999" table:style-name="ce14">
            <text:p>162.492<text:s/></text:p>
          </table:table-cell>
          <table:table-cell office:value-type="float" office:value="17568794.300000001" table:style-name="ce14">
            <text:p>17.568.794<text:s/></text:p>
          </table:table-cell>
          <table:table-cell office:value-type="float" office:value="40605478.649999999" table:style-name="ce14">
            <text:p>40.605.479<text:s/></text:p>
          </table:table-cell>
          <table:table-cell office:value-type="float" office:value="526001417.32000005" table:style-name="ce14">
            <text:p>526.001.417<text:s/></text:p>
          </table:table-cell>
          <table:table-cell office:value-type="float" office:value="34826149.740000002" table:style-name="ce14">
            <text:p>34.826.150<text:s/></text:p>
          </table:table-cell>
          <table:table-cell office:value-type="float" office:value="27220044.050000001" table:style-name="ce14">
            <text:p>27.220.044<text:s/></text:p>
          </table:table-cell>
          <table:table-cell office:value-type="float" office:value="4635257.1500000004" table:style-name="ce14">
            <text:p>4.635.257<text:s/></text:p>
          </table:table-cell>
          <table:table-cell office:value-type="float" office:value="185405260.37" table:style-name="ce14">
            <text:p>185.405.260<text:s/></text:p>
          </table:table-cell>
          <table:table-cell office:value-type="float" office:value="8983080.2300000004" table:style-name="ce14">
            <text:p>8.983.080<text:s/></text:p>
          </table:table-cell>
          <table:table-cell office:value-type="float" office:value="19832587.899999999" table:style-name="ce14">
            <text:p>19.832.588<text:s/></text:p>
          </table:table-cell>
          <table:table-cell office:value-type="float" office:value="6273119.21" table:style-name="ce14">
            <text:p>6.273.119<text:s/></text:p>
          </table:table-cell>
          <table:table-cell office:value-type="float" office:value="4511997.8499999996" table:style-name="ce14">
            <text:p>4.511.998<text:s/></text:p>
          </table:table-cell>
          <table:table-cell office:value-type="float" office:value="68813701.810000002" table:style-name="ce14">
            <text:p>68.813.702<text:s/></text:p>
          </table:table-cell>
          <table:table-cell office:value-type="float" office:value="8787380.0399999991" table:style-name="ce14">
            <text:p>8.787.380<text:s/></text:p>
          </table:table-cell>
          <table:table-cell office:value-type="float" office:value="170681833.03999999" table:style-name="ce14">
            <text:p>170.681.833<text:s/></text:p>
          </table:table-cell>
          <table:table-cell office:value-type="float" office:value="874726234.21000004" table:style-name="ce14">
            <text:p>874.726.234<text:s/></text:p>
          </table:table-cell>
          <table:table-cell office:value-type="float" office:value="3056499.04" table:style-name="ce14">
            <text:p>3.056.499<text:s/></text:p>
          </table:table-cell>
          <table:table-cell office:value-type="float" office:value="5477917.2000000002" table:style-name="ce14">
            <text:p>5.477.917<text:s/></text:p>
          </table:table-cell>
          <table:table-cell office:value-type="float" office:value="321311.75" table:style-name="ce14">
            <text:p>321.312<text:s/></text:p>
          </table:table-cell>
          <table:table-cell office:value-type="float" office:value="164298013.47" table:style-name="ce14">
            <text:p>164.298.013<text:s/></text:p>
          </table:table-cell>
          <table:table-cell office:value-type="float" office:value="128518357.7" table:style-name="ce14">
            <text:p>128.518.358<text:s/></text:p>
          </table:table-cell>
          <table:table-cell office:value-type="float" office:value="6879552.6399999997" table:style-name="ce14">
            <text:p>6.879.553<text:s/></text:p>
          </table:table-cell>
          <table:table-cell office:value-type="float" office:value="3051997658.6500001" table:style-name="ce14">
            <text:p>3.051.997.659<text:s/></text:p>
          </table:table-cell>
          <table:table-cell office:value-type="float" office:value="10247188.68" table:style-name="ce14">
            <text:p>10.247.189<text:s/></text:p>
          </table:table-cell>
          <table:table-cell office:value-type="float" office:value="5394985591.6399994" table:style-name="ce15">
            <text:p>5.394.985.5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3003.39" table:style-name="ce14">
            <text:p>3.003<text:s/></text:p>
          </table:table-cell>
          <table:table-cell office:value-type="float" office:value="116148.76" table:style-name="ce14">
            <text:p>116.149<text:s/></text:p>
          </table:table-cell>
          <table:table-cell office:value-type="float" office:value="26209449.030000001" table:style-name="ce14">
            <text:p>26.209.449<text:s/></text:p>
          </table:table-cell>
          <table:table-cell office:value-type="float" office:value="21654.9" table:style-name="ce14">
            <text:p>21.655<text:s/></text:p>
          </table:table-cell>
          <table:table-cell office:value-type="float" office:value="11671349.609999999" table:style-name="ce14">
            <text:p>11.671.350<text:s/></text:p>
          </table:table-cell>
          <table:table-cell office:value-type="float" office:value="12648379.140000001" table:style-name="ce14">
            <text:p>12.648.379<text:s/></text:p>
          </table:table-cell>
          <table:table-cell office:value-type="float" office:value="100181589.95" table:style-name="ce14">
            <text:p>100.181.590<text:s/></text:p>
          </table:table-cell>
          <table:table-cell office:value-type="float" office:value="11518012.630000001" table:style-name="ce14">
            <text:p>11.518.013<text:s/></text:p>
          </table:table-cell>
          <table:table-cell office:value-type="float" office:value="5907409.0499999998" table:style-name="ce14">
            <text:p>5.907.409<text:s/></text:p>
          </table:table-cell>
          <table:table-cell office:value-type="float" office:value="355151.27" table:style-name="ce14">
            <text:p>355.151<text:s/></text:p>
          </table:table-cell>
          <table:table-cell office:value-type="float" office:value="43825036.490000002" table:style-name="ce14">
            <text:p>43.825.036<text:s/></text:p>
          </table:table-cell>
          <table:table-cell office:value-type="float" office:value="2510702.7000000002" table:style-name="ce14">
            <text:p>2.510.703<text:s/></text:p>
          </table:table-cell>
          <table:table-cell office:value-type="float" office:value="2142054.6" table:style-name="ce14">
            <text:p>2.142.055<text:s/></text:p>
          </table:table-cell>
          <table:table-cell office:value-type="float" office:value="1738162" table:style-name="ce14">
            <text:p>1.738.162<text:s/></text:p>
          </table:table-cell>
          <table:table-cell office:value-type="float" office:value="321317.15999999997" table:style-name="ce14">
            <text:p>321.317<text:s/></text:p>
          </table:table-cell>
          <table:table-cell office:value-type="float" office:value="3085426.09" table:style-name="ce14">
            <text:p>3.085.426<text:s/></text:p>
          </table:table-cell>
          <table:table-cell office:value-type="float" office:value="199379.7" table:style-name="ce14">
            <text:p>199.380<text:s/></text:p>
          </table:table-cell>
          <table:table-cell office:value-type="float" office:value="68367959.920000002" table:style-name="ce14">
            <text:p>68.367.960<text:s/></text:p>
          </table:table-cell>
          <table:table-cell office:value-type="float" office:value="508010435.51999998" table:style-name="ce14">
            <text:p>508.010.436<text:s/></text:p>
          </table:table-cell>
          <table:table-cell office:value-type="float" office:value="1048487.67" table:style-name="ce14">
            <text:p>1.048.488<text:s/></text:p>
          </table:table-cell>
          <table:table-cell office:value-type="float" office:value="85721.68" table:style-name="ce14">
            <text:p>85.722<text:s/></text:p>
          </table:table-cell>
          <table:table-cell office:value-type="float" office:value="889.77" table:style-name="ce14">
            <text:p>890<text:s/></text:p>
          </table:table-cell>
          <table:table-cell office:value-type="float" office:value="30116689.23" table:style-name="ce14">
            <text:p>30.116.689<text:s/></text:p>
          </table:table-cell>
          <table:table-cell office:value-type="float" office:value="23893883.25" table:style-name="ce14">
            <text:p>23.893.883<text:s/></text:p>
          </table:table-cell>
          <table:table-cell office:value-type="float" office:value="808397.9" table:style-name="ce14">
            <text:p>808.398<text:s/></text:p>
          </table:table-cell>
          <table:table-cell office:value-type="float" office:value="2278900960.9099998" table:style-name="ce14">
            <text:p>2.278.900.961<text:s/></text:p>
          </table:table-cell>
          <table:table-cell office:value-type="float" office:value="82920.5" table:style-name="ce14">
            <text:p>82.921<text:s/></text:p>
          </table:table-cell>
          <table:table-cell office:value-type="float" office:value="3133770572.8199997" table:style-name="ce15">
            <text:p>3.133.770.5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385527.24" table:style-name="ce14">
            <text:p>385.527<text:s/></text:p>
          </table:table-cell>
          <table:table-cell office:value-type="float" office:value="1474383.8900000001" table:style-name="ce14">
            <text:p>1.474.384<text:s/></text:p>
          </table:table-cell>
          <table:table-cell office:value-type="float" office:value="4714600.2600000007" table:style-name="ce14">
            <text:p>4.714.600<text:s/></text:p>
          </table:table-cell>
          <table:table-cell office:value-type="float" office:value="155330.55000000002" table:style-name="ce14">
            <text:p>155.331<text:s/></text:p>
          </table:table-cell>
          <table:table-cell office:value-type="float" office:value="14727116.930000002" table:style-name="ce14">
            <text:p>14.727.117<text:s/></text:p>
          </table:table-cell>
          <table:table-cell office:value-type="float" office:value="10763246.380000001" table:style-name="ce14">
            <text:p>10.763.246<text:s/></text:p>
          </table:table-cell>
          <table:table-cell office:value-type="float" office:value="252620929.25" table:style-name="ce14">
            <text:p>252.620.929<text:s/></text:p>
          </table:table-cell>
          <table:table-cell office:value-type="float" office:value="6679191.6900000004" table:style-name="ce14">
            <text:p>6.679.192<text:s/></text:p>
          </table:table-cell>
          <table:table-cell office:value-type="float" office:value="6803351.1699999999" table:style-name="ce14">
            <text:p>6.803.351<text:s/></text:p>
          </table:table-cell>
          <table:table-cell office:value-type="float" office:value="2790754.5300000003" table:style-name="ce14">
            <text:p>2.790.755<text:s/></text:p>
          </table:table-cell>
          <table:table-cell office:value-type="float" office:value="40383263.249999993" table:style-name="ce14">
            <text:p>40.383.263<text:s/></text:p>
          </table:table-cell>
          <table:table-cell office:value-type="float" office:value="3240827.09" table:style-name="ce14">
            <text:p>3.240.827<text:s/></text:p>
          </table:table-cell>
          <table:table-cell office:value-type="float" office:value="3873012.0700000003" table:style-name="ce14">
            <text:p>3.873.012<text:s/></text:p>
          </table:table-cell>
          <table:table-cell office:value-type="float" office:value="3837189.35" table:style-name="ce14">
            <text:p>3.837.189<text:s/></text:p>
          </table:table-cell>
          <table:table-cell office:value-type="float" office:value="2635507.7000000002" table:style-name="ce14">
            <text:p>2.635.508<text:s/></text:p>
          </table:table-cell>
          <table:table-cell office:value-type="float" office:value="9497894.4700000007" table:style-name="ce14">
            <text:p>9.497.894<text:s/></text:p>
          </table:table-cell>
          <table:table-cell office:value-type="float" office:value="2575815.0699999998" table:style-name="ce14">
            <text:p>2.575.815<text:s/></text:p>
          </table:table-cell>
          <table:table-cell office:value-type="float" office:value="24308064.740000002" table:style-name="ce14">
            <text:p>24.308.065<text:s/></text:p>
          </table:table-cell>
          <table:table-cell office:value-type="float" office:value="100148876.94" table:style-name="ce14">
            <text:p>100.148.877<text:s/></text:p>
          </table:table-cell>
          <table:table-cell office:value-type="float" office:value="2270308.92" table:style-name="ce14">
            <text:p>2.270.309<text:s/></text:p>
          </table:table-cell>
          <table:table-cell office:value-type="float" office:value="741514.89999999991" table:style-name="ce14">
            <text:p>741.515<text:s/></text:p>
          </table:table-cell>
          <table:table-cell office:value-type="float" office:value="381733.92" table:style-name="ce14">
            <text:p>381.734<text:s/></text:p>
          </table:table-cell>
          <table:table-cell office:value-type="float" office:value="43357899.969999999" table:style-name="ce14">
            <text:p>43.357.900<text:s/></text:p>
          </table:table-cell>
          <table:table-cell office:value-type="float" office:value="16277409.450000001" table:style-name="ce14">
            <text:p>16.277.409<text:s/></text:p>
          </table:table-cell>
          <table:table-cell office:value-type="float" office:value="1443146.41" table:style-name="ce14">
            <text:p>1.443.146<text:s/></text:p>
          </table:table-cell>
          <table:table-cell office:value-type="float" office:value="519059455.65999997" table:style-name="ce14">
            <text:p>519.059.456<text:s/></text:p>
          </table:table-cell>
          <table:table-cell office:value-type="float" office:value="693225.59000000008" table:style-name="ce14">
            <text:p>693.226<text:s/></text:p>
          </table:table-cell>
          <table:table-cell office:value-type="float" office:value="1075839577.3899999" table:style-name="ce15">
            <text:p>1.075.839.57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94670.67" table:style-name="ce14">
            <text:p>94.671<text:s/></text:p>
          </table:table-cell>
          <table:table-cell office:value-type="float" office:value="302732.77" table:style-name="ce14">
            <text:p>302.733<text:s/></text:p>
          </table:table-cell>
          <table:table-cell office:value-type="float" office:value="2429388.7200000002" table:style-name="ce14">
            <text:p>2.429.389<text:s/></text:p>
          </table:table-cell>
          <table:table-cell office:value-type="float" office:value="53355.41" table:style-name="ce14">
            <text:p>53.355<text:s/></text:p>
          </table:table-cell>
          <table:table-cell office:value-type="float" office:value="5934294.6399999997" table:style-name="ce14">
            <text:p>5.934.295<text:s/></text:p>
          </table:table-cell>
          <table:table-cell office:value-type="float" office:value="4583470.21" table:style-name="ce14">
            <text:p>4.583.470<text:s/></text:p>
          </table:table-cell>
          <table:table-cell office:value-type="float" office:value="511885103.13999999" table:style-name="ce14">
            <text:p>511.885.103<text:s/></text:p>
          </table:table-cell>
          <table:table-cell office:value-type="float" office:value="9930671.9600000009" table:style-name="ce14">
            <text:p>9.930.672<text:s/></text:p>
          </table:table-cell>
          <table:table-cell office:value-type="float" office:value="3519589.22" table:style-name="ce14">
            <text:p>3.519.589<text:s/></text:p>
          </table:table-cell>
          <table:table-cell office:value-type="float" office:value="329109.73" table:style-name="ce14">
            <text:p>329.110<text:s/></text:p>
          </table:table-cell>
          <table:table-cell office:value-type="float" office:value="61890464.960000001" table:style-name="ce14">
            <text:p>61.890.465<text:s/></text:p>
          </table:table-cell>
          <table:table-cell office:value-type="float" office:value="1654942.21" table:style-name="ce14">
            <text:p>1.654.942<text:s/></text:p>
          </table:table-cell>
          <table:table-cell office:value-type="float" office:value="4232283.1500000004" table:style-name="ce14">
            <text:p>4.232.283<text:s/></text:p>
          </table:table-cell>
          <table:table-cell office:value-type="float" office:value="10288621.970000001" table:style-name="ce14">
            <text:p>10.288.622<text:s/></text:p>
          </table:table-cell>
          <table:table-cell office:value-type="float" office:value="1043097.98" table:style-name="ce14">
            <text:p>1.043.098<text:s/></text:p>
          </table:table-cell>
          <table:table-cell office:value-type="float" office:value="9684465.6500000004" table:style-name="ce14">
            <text:p>9.684.466<text:s/></text:p>
          </table:table-cell>
          <table:table-cell office:value-type="float" office:value="87436.85" table:style-name="ce14">
            <text:p>87.437<text:s/></text:p>
          </table:table-cell>
          <table:table-cell office:value-type="float" office:value="34387284.520000003" table:style-name="ce14">
            <text:p>34.387.285<text:s/></text:p>
          </table:table-cell>
          <table:table-cell office:value-type="float" office:value="182866828.13" table:style-name="ce14">
            <text:p>182.866.828<text:s/></text:p>
          </table:table-cell>
          <table:table-cell office:value-type="float" office:value="776742.46" table:style-name="ce14">
            <text:p>776.742<text:s/></text:p>
          </table:table-cell>
          <table:table-cell office:value-type="float" office:value="2020891.82" table:style-name="ce14">
            <text:p>2.020.892<text:s/></text:p>
          </table:table-cell>
          <table:table-cell office:value-type="float" office:value="14064.84" table:style-name="ce14">
            <text:p>14.065<text:s/></text:p>
          </table:table-cell>
          <table:table-cell office:value-type="float" office:value="72547022.230000004" table:style-name="ce14">
            <text:p>72.547.022<text:s/></text:p>
          </table:table-cell>
          <table:table-cell office:value-type="float" office:value="9576466.0700000003" table:style-name="ce14">
            <text:p>9.576.466<text:s/></text:p>
          </table:table-cell>
          <table:table-cell office:value-type="float" office:value="4019342.12" table:style-name="ce14">
            <text:p>4.019.342<text:s/></text:p>
          </table:table-cell>
          <table:table-cell office:value-type="float" office:value="2056088963" table:style-name="ce14">
            <text:p>2.056.088.963<text:s/></text:p>
          </table:table-cell>
          <table:table-cell office:value-type="float" office:value="86928.67" table:style-name="ce14">
            <text:p>86.929<text:s/></text:p>
          </table:table-cell>
          <table:table-cell office:value-type="float" office:value="2990328233.1000004" table:style-name="ce15">
            <text:p>2.990.328.2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4326.29" table:style-name="ce14">
            <text:p>34.326<text:s/></text:p>
          </table:table-cell>
          <table:table-cell office:value-type="float" office:value="71000.78" table:style-name="ce14">
            <text:p>71.001<text:s/></text:p>
          </table:table-cell>
          <table:table-cell office:value-type="float" office:value="52546.59" table:style-name="ce14">
            <text:p>52.547<text:s/></text:p>
          </table:table-cell>
          <table:table-cell office:value-type="float" office:value="54797.87" table:style-name="ce14">
            <text:p>54.798<text:s/></text:p>
          </table:table-cell>
          <table:table-cell office:value-type="float" office:value="594928.82999999996" table:style-name="ce14">
            <text:p>594.929<text:s/></text:p>
          </table:table-cell>
          <table:table-cell office:value-type="float" office:value="143239.91" table:style-name="ce14">
            <text:p>143.240<text:s/></text:p>
          </table:table-cell>
          <table:table-cell office:value-type="float" office:value="68153.460000000006" table:style-name="ce14">
            <text:p>68.153<text:s/></text:p>
          </table:table-cell>
          <table:table-cell office:value-type="float" office:value="70938.820000000007" table:style-name="ce14">
            <text:p>70.939<text:s/></text:p>
          </table:table-cell>
          <table:table-cell office:value-type="float" office:value="1382591.54" table:style-name="ce14">
            <text:p>1.382.592<text:s/></text:p>
          </table:table-cell>
          <table:table-cell office:value-type="float" office:value="185588.98" table:style-name="ce14">
            <text:p>185.589<text:s/></text:p>
          </table:table-cell>
          <table:table-cell office:value-type="float" office:value="2706838.59" table:style-name="ce14">
            <text:p>2.706.839<text:s/></text:p>
          </table:table-cell>
          <table:table-cell office:value-type="float" office:value="2834363.98" table:style-name="ce14">
            <text:p>2.834.364<text:s/></text:p>
          </table:table-cell>
          <table:table-cell office:value-type="float" office:value="2123945.92" table:style-name="ce14">
            <text:p>2.123.946<text:s/></text:p>
          </table:table-cell>
          <table:table-cell office:value-type="float" office:value="692005.11" table:style-name="ce14">
            <text:p>692.005<text:s/></text:p>
          </table:table-cell>
          <table:table-cell office:value-type="float" office:value="70103.05" table:style-name="ce14">
            <text:p>70.103<text:s/></text:p>
          </table:table-cell>
          <table:table-cell office:value-type="float" office:value="147972.10999999999" table:style-name="ce14">
            <text:p>147.972<text:s/></text:p>
          </table:table-cell>
          <table:table-cell office:value-type="float" office:value="555011.30000000005" table:style-name="ce14">
            <text:p>555.011<text:s/></text:p>
          </table:table-cell>
          <table:table-cell office:value-type="float" office:value="1098944.6399999999" table:style-name="ce14">
            <text:p>1.098.945<text:s/></text:p>
          </table:table-cell>
          <table:table-cell office:value-type="float" office:value="292575.8" table:style-name="ce14">
            <text:p>292.576<text:s/></text:p>
          </table:table-cell>
          <table:table-cell office:value-type="float" office:value="67751.09" table:style-name="ce14">
            <text:p>67.751<text:s/></text:p>
          </table:table-cell>
          <table:table-cell office:value-type="float" office:value="71633.440000000002" table:style-name="ce14">
            <text:p>71.633<text:s/></text:p>
          </table:table-cell>
          <table:table-cell office:value-type="float" office:value="49391.43" table:style-name="ce14">
            <text:p>49.391<text:s/></text:p>
          </table:table-cell>
          <table:table-cell office:value-type="float" office:value="1344745.9" table:style-name="ce14">
            <text:p>1.344.746<text:s/></text:p>
          </table:table-cell>
          <table:table-cell office:value-type="float" office:value="280205.48" table:style-name="ce14">
            <text:p>280.205<text:s/></text:p>
          </table:table-cell>
          <table:table-cell office:value-type="float" office:value="46563.34" table:style-name="ce14">
            <text:p>46.563<text:s/></text:p>
          </table:table-cell>
          <table:table-cell office:value-type="float" office:value="1820233.29" table:style-name="ce14">
            <text:p>1.820.233<text:s/></text:p>
          </table:table-cell>
          <table:table-cell office:value-type="float" office:value="205066.14" table:style-name="ce14">
            <text:p>205.066<text:s/></text:p>
          </table:table-cell>
          <table:table-cell office:value-type="float" office:value="17065463.680000003" table:style-name="ce15">
            <text:p>17.065.4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1541279.710000001" table:style-name="ce14">
            <text:p>11.541.280<text:s/></text:p>
          </table:table-cell>
          <table:table-cell office:value-type="float" office:value="49937384.880000003" table:style-name="ce14">
            <text:p>49.937.385<text:s/></text:p>
          </table:table-cell>
          <table:table-cell office:value-type="float" office:value="341630078.75999999" table:style-name="ce14">
            <text:p>341.630.079<text:s/></text:p>
          </table:table-cell>
          <table:table-cell office:value-type="float" office:value="7234496.9100000001" table:style-name="ce14">
            <text:p>7.234.497<text:s/></text:p>
          </table:table-cell>
          <table:table-cell office:value-type="float" office:value="416683679.62" table:style-name="ce14">
            <text:p>416.683.680<text:s/></text:p>
          </table:table-cell>
          <table:table-cell office:value-type="float" office:value="295009564.42000002" table:style-name="ce14">
            <text:p>295.009.564<text:s/></text:p>
          </table:table-cell>
          <table:table-cell office:value-type="float" office:value="1077383004.1199999" table:style-name="ce14">
            <text:p>1.077.383.004<text:s/></text:p>
          </table:table-cell>
          <table:table-cell office:value-type="float" office:value="279146696.37" table:style-name="ce14">
            <text:p>279.146.696<text:s/></text:p>
          </table:table-cell>
          <table:table-cell office:value-type="float" office:value="220498271.41" table:style-name="ce14">
            <text:p>220.498.271<text:s/></text:p>
          </table:table-cell>
          <table:table-cell office:value-type="float" office:value="166315373.78999999" table:style-name="ce14">
            <text:p>166.315.374<text:s/></text:p>
          </table:table-cell>
          <table:table-cell office:value-type="float" office:value="857573257.49000001" table:style-name="ce14">
            <text:p>857.573.257<text:s/></text:p>
          </table:table-cell>
          <table:table-cell office:value-type="float" office:value="73485166.739999995" table:style-name="ce14">
            <text:p>73.485.167<text:s/></text:p>
          </table:table-cell>
          <table:table-cell office:value-type="float" office:value="117476239.55" table:style-name="ce14">
            <text:p>117.476.240<text:s/></text:p>
          </table:table-cell>
          <table:table-cell office:value-type="float" office:value="123088703.25" table:style-name="ce14">
            <text:p>123.088.703<text:s/></text:p>
          </table:table-cell>
          <table:table-cell office:value-type="float" office:value="67088641.149999999" table:style-name="ce14">
            <text:p>67.088.641<text:s/></text:p>
          </table:table-cell>
          <table:table-cell office:value-type="float" office:value="404259800.05000001" table:style-name="ce14">
            <text:p>404.259.800<text:s/></text:p>
          </table:table-cell>
          <table:table-cell office:value-type="float" office:value="48383665.18" table:style-name="ce14">
            <text:p>48.383.665<text:s/></text:p>
          </table:table-cell>
          <table:table-cell office:value-type="float" office:value="1006864909.85" table:style-name="ce14">
            <text:p>1.006.864.910<text:s/></text:p>
          </table:table-cell>
          <table:table-cell office:value-type="float" office:value="3333322407.3699999" table:style-name="ce14">
            <text:p>3.333.322.407<text:s/></text:p>
          </table:table-cell>
          <table:table-cell office:value-type="float" office:value="61290651.5" table:style-name="ce14">
            <text:p>61.290.652<text:s/></text:p>
          </table:table-cell>
          <table:table-cell office:value-type="float" office:value="32842916.899999999" table:style-name="ce14">
            <text:p>32.842.917<text:s/></text:p>
          </table:table-cell>
          <table:table-cell office:value-type="float" office:value="8015599.9199999999" table:style-name="ce14">
            <text:p>8.015.600<text:s/></text:p>
          </table:table-cell>
          <table:table-cell office:value-type="float" office:value="962640776.39999998" table:style-name="ce14">
            <text:p>962.640.776<text:s/></text:p>
          </table:table-cell>
          <table:table-cell office:value-type="float" office:value="826275036.01999998" table:style-name="ce14">
            <text:p>826.275.036<text:s/></text:p>
          </table:table-cell>
          <table:table-cell office:value-type="float" office:value="37808651.539999999" table:style-name="ce14">
            <text:p>37.808.652<text:s/></text:p>
          </table:table-cell>
          <table:table-cell office:value-type="float" office:value="8222894382.6400003" table:style-name="ce14">
            <text:p>8.222.894.383<text:s/></text:p>
          </table:table-cell>
          <table:table-cell office:value-type="float" office:value="27805705.370000001" table:style-name="ce14">
            <text:p>27.805.705<text:s/></text:p>
          </table:table-cell>
          <table:table-cell office:value-type="float" office:value="19076496340.91" table:style-name="ce15">
            <text:p>19.076.496.3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4526.9399999999996" table:style-name="ce14">
            <text:p>4.527<text:s/></text:p>
          </table:table-cell>
          <table:table-cell office:value-type="float" office:value="86105.01" table:style-name="ce14">
            <text:p>86.105<text:s/></text:p>
          </table:table-cell>
          <table:table-cell office:value-type="float" office:value="181280.45" table:style-name="ce14">
            <text:p>181.280<text:s/></text:p>
          </table:table-cell>
          <table:table-cell office:value-type="float" office:value="21873.599999999999" table:style-name="ce14">
            <text:p>21.874<text:s/></text:p>
          </table:table-cell>
          <table:table-cell office:value-type="float" office:value="4758634.0599999996" table:style-name="ce14">
            <text:p>4.758.634<text:s/></text:p>
          </table:table-cell>
          <table:table-cell office:value-type="float" office:value="20019689.870000001" table:style-name="ce14">
            <text:p>20.019.690<text:s/></text:p>
          </table:table-cell>
          <table:table-cell office:value-type="float" office:value="484431814.25" table:style-name="ce14">
            <text:p>484.431.814<text:s/></text:p>
          </table:table-cell>
          <table:table-cell office:value-type="float" office:value="7717792.6799999997" table:style-name="ce14">
            <text:p>7.717.793<text:s/></text:p>
          </table:table-cell>
          <table:table-cell office:value-type="float" office:value="469540.97" table:style-name="ce14">
            <text:p>469.541<text:s/></text:p>
          </table:table-cell>
          <table:table-cell office:value-type="float" office:value="25929.1" table:style-name="ce14">
            <text:p>25.929<text:s/></text:p>
          </table:table-cell>
          <table:table-cell office:value-type="float" office:value="26839093.18" table:style-name="ce14">
            <text:p>26.839.093<text:s/></text:p>
          </table:table-cell>
          <table:table-cell office:value-type="float" office:value="31684.51" table:style-name="ce14">
            <text:p>31.685<text:s/></text:p>
          </table:table-cell>
          <table:table-cell office:value-type="float" office:value="89947.48" table:style-name="ce14">
            <text:p>89.947<text:s/></text:p>
          </table:table-cell>
          <table:table-cell office:value-type="float" office:value="15797216.16" table:style-name="ce14">
            <text:p>15.797.216<text:s/></text:p>
          </table:table-cell>
          <table:table-cell office:value-type="float" office:value="39928.120000000003" table:style-name="ce14">
            <text:p>39.928<text:s/></text:p>
          </table:table-cell>
          <table:table-cell office:value-type="float" office:value="8540993.3200000003" table:style-name="ce14">
            <text:p>8.540.993<text:s/></text:p>
          </table:table-cell>
          <table:table-cell office:value-type="float" office:value="40070.03" table:style-name="ce14">
            <text:p>40.070<text:s/></text:p>
          </table:table-cell>
          <table:table-cell office:value-type="float" office:value="17969880.109999999" table:style-name="ce14">
            <text:p>17.969.880<text:s/></text:p>
          </table:table-cell>
          <table:table-cell office:value-type="float" office:value="143831797.22" table:style-name="ce14">
            <text:p>143.831.797<text:s/></text:p>
          </table:table-cell>
          <table:table-cell office:value-type="float" office:value="172021.54" table:style-name="ce14">
            <text:p>172.022<text:s/></text:p>
          </table:table-cell>
          <table:table-cell office:value-type="float" office:value="75376.899999999994" table:style-name="ce14">
            <text:p>75.377<text:s/></text:p>
          </table:table-cell>
          <table:table-cell office:value-type="float" office:value="4960.38" table:style-name="ce14">
            <text:p>4.960<text:s/></text:p>
          </table:table-cell>
          <table:table-cell office:value-type="float" office:value="33887319.409999996" table:style-name="ce14">
            <text:p>33.887.319<text:s/></text:p>
          </table:table-cell>
          <table:table-cell office:value-type="float" office:value="1551611.81" table:style-name="ce14">
            <text:p>1.551.612<text:s/></text:p>
          </table:table-cell>
          <table:table-cell office:value-type="float" office:value="1989915.68" table:style-name="ce14">
            <text:p>1.989.916<text:s/></text:p>
          </table:table-cell>
          <table:table-cell office:value-type="float" office:value="917461351.65999997" table:style-name="ce14">
            <text:p>917.461.352<text:s/></text:p>
          </table:table-cell>
          <table:table-cell office:value-type="float" office:value="22707.4" table:style-name="ce14">
            <text:p>22.707<text:s/></text:p>
          </table:table-cell>
          <table:table-cell office:value-type="float" office:value="1686063061.8399999" table:style-name="ce15">
            <text:p>1.686.063.0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1536752.77" table:style-name="ce14">
            <text:p>11.536.753<text:s/></text:p>
          </table:table-cell>
          <table:table-cell office:value-type="float" office:value="49851279.869999997" table:style-name="ce14">
            <text:p>49.851.280<text:s/></text:p>
          </table:table-cell>
          <table:table-cell office:value-type="float" office:value="341448798.31" table:style-name="ce14">
            <text:p>341.448.798<text:s/></text:p>
          </table:table-cell>
          <table:table-cell office:value-type="float" office:value="7212623.3099999996" table:style-name="ce14">
            <text:p>7.212.623<text:s/></text:p>
          </table:table-cell>
          <table:table-cell office:value-type="float" office:value="411925045.56000006" table:style-name="ce14">
            <text:p>411.925.046<text:s/></text:p>
          </table:table-cell>
          <table:table-cell office:value-type="float" office:value="274989874.55000001" table:style-name="ce14">
            <text:p>274.989.875<text:s/></text:p>
          </table:table-cell>
          <table:table-cell office:value-type="float" office:value="592951189.87" table:style-name="ce14">
            <text:p>592.951.190<text:s/></text:p>
          </table:table-cell>
          <table:table-cell office:value-type="float" office:value="271428903.69" table:style-name="ce14">
            <text:p>271.428.904<text:s/></text:p>
          </table:table-cell>
          <table:table-cell office:value-type="float" office:value="220028730.44" table:style-name="ce14">
            <text:p>220.028.730<text:s/></text:p>
          </table:table-cell>
          <table:table-cell office:value-type="float" office:value="166289444.69" table:style-name="ce14">
            <text:p>166.289.445<text:s/></text:p>
          </table:table-cell>
          <table:table-cell office:value-type="float" office:value="830734164.30999994" table:style-name="ce14">
            <text:p>830.734.164<text:s/></text:p>
          </table:table-cell>
          <table:table-cell office:value-type="float" office:value="73453482.230000004" table:style-name="ce14">
            <text:p>73.453.482<text:s/></text:p>
          </table:table-cell>
          <table:table-cell office:value-type="float" office:value="117386292.06999999" table:style-name="ce14">
            <text:p>117.386.292<text:s/></text:p>
          </table:table-cell>
          <table:table-cell office:value-type="float" office:value="107291487.09" table:style-name="ce14">
            <text:p>107.291.487<text:s/></text:p>
          </table:table-cell>
          <table:table-cell office:value-type="float" office:value="67048713.030000001" table:style-name="ce14">
            <text:p>67.048.713<text:s/></text:p>
          </table:table-cell>
          <table:table-cell office:value-type="float" office:value="395718806.73000002" table:style-name="ce14">
            <text:p>395.718.807<text:s/></text:p>
          </table:table-cell>
          <table:table-cell office:value-type="float" office:value="48343595.149999999" table:style-name="ce14">
            <text:p>48.343.595<text:s/></text:p>
          </table:table-cell>
          <table:table-cell office:value-type="float" office:value="988895029.74000001" table:style-name="ce14">
            <text:p>988.895.030<text:s/></text:p>
          </table:table-cell>
          <table:table-cell office:value-type="float" office:value="3189490610.1500001" table:style-name="ce14">
            <text:p>3.189.490.610<text:s/></text:p>
          </table:table-cell>
          <table:table-cell office:value-type="float" office:value="61118629.959999993" table:style-name="ce14">
            <text:p>61.118.630<text:s/></text:p>
          </table:table-cell>
          <table:table-cell office:value-type="float" office:value="32767540.000000004" table:style-name="ce14">
            <text:p>32.767.540<text:s/></text:p>
          </table:table-cell>
          <table:table-cell office:value-type="float" office:value="8010639.540000001" table:style-name="ce14">
            <text:p>8.010.640<text:s/></text:p>
          </table:table-cell>
          <table:table-cell office:value-type="float" office:value="928753456.99000001" table:style-name="ce14">
            <text:p>928.753.457<text:s/></text:p>
          </table:table-cell>
          <table:table-cell office:value-type="float" office:value="824723424.20999992" table:style-name="ce14">
            <text:p>824.723.424<text:s/></text:p>
          </table:table-cell>
          <table:table-cell office:value-type="float" office:value="35818735.859999999" table:style-name="ce14">
            <text:p>35.818.736<text:s/></text:p>
          </table:table-cell>
          <table:table-cell office:value-type="float" office:value="7305433030.9800005" table:style-name="ce14">
            <text:p>7.305.433.031<text:s/></text:p>
          </table:table-cell>
          <table:table-cell office:value-type="float" office:value="27782997.970000003" table:style-name="ce14">
            <text:p>27.782.998<text:s/></text:p>
          </table:table-cell>
          <table:table-cell office:value-type="float" office:value="17390433279.070004" table:style-name="ce15">
            <text:p>17.390.433.2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641425.35" table:style-name="ce14">
            <text:p>3.641.425<text:s/></text:p>
          </table:table-cell>
          <table:table-cell office:value-type="float" office:value="21590111.449999999" table:style-name="ce14">
            <text:p>21.590.111<text:s/></text:p>
          </table:table-cell>
          <table:table-cell office:value-type="float" office:value="90349761.299999997" table:style-name="ce14">
            <text:p>90.349.761<text:s/></text:p>
          </table:table-cell>
          <table:table-cell office:value-type="float" office:value="3605002.64" table:style-name="ce14">
            <text:p>3.605.003<text:s/></text:p>
          </table:table-cell>
          <table:table-cell office:value-type="float" office:value="134747284.78" table:style-name="ce14">
            <text:p>134.747.285<text:s/></text:p>
          </table:table-cell>
          <table:table-cell office:value-type="float" office:value="84251680.450000003" table:style-name="ce14">
            <text:p>84.251.680<text:s/></text:p>
          </table:table-cell>
          <table:table-cell office:value-type="float" office:value="583278078.04000008" table:style-name="ce14">
            <text:p>583.278.078<text:s/></text:p>
          </table:table-cell>
          <table:table-cell office:value-type="float" office:value="81182974.840000004" table:style-name="ce14">
            <text:p>81.182.975<text:s/></text:p>
          </table:table-cell>
          <table:table-cell office:value-type="float" office:value="76311486.849999994" table:style-name="ce14">
            <text:p>76.311.487<text:s/></text:p>
          </table:table-cell>
          <table:table-cell office:value-type="float" office:value="51370306.939999998" table:style-name="ce14">
            <text:p>51.370.307<text:s/></text:p>
          </table:table-cell>
          <table:table-cell office:value-type="float" office:value="295923042.35000002" table:style-name="ce14">
            <text:p>295.923.042<text:s/></text:p>
          </table:table-cell>
          <table:table-cell office:value-type="float" office:value="32716548.949999999" table:style-name="ce14">
            <text:p>32.716.549<text:s/></text:p>
          </table:table-cell>
          <table:table-cell office:value-type="float" office:value="48812807.25" table:style-name="ce14">
            <text:p>48.812.807<text:s/></text:p>
          </table:table-cell>
          <table:table-cell office:value-type="float" office:value="48002125.93" table:style-name="ce14">
            <text:p>48.002.126<text:s/></text:p>
          </table:table-cell>
          <table:table-cell office:value-type="float" office:value="22897142.32" table:style-name="ce14">
            <text:p>22.897.142<text:s/></text:p>
          </table:table-cell>
          <table:table-cell office:value-type="float" office:value="114760579.06" table:style-name="ce14">
            <text:p>114.760.579<text:s/></text:p>
          </table:table-cell>
          <table:table-cell office:value-type="float" office:value="20263241.07" table:style-name="ce14">
            <text:p>20.263.241<text:s/></text:p>
          </table:table-cell>
          <table:table-cell office:value-type="float" office:value="275418266.31999999" table:style-name="ce14">
            <text:p>275.418.266<text:s/></text:p>
          </table:table-cell>
          <table:table-cell office:value-type="float" office:value="787198067.83000004" table:style-name="ce14">
            <text:p>787.198.068<text:s/></text:p>
          </table:table-cell>
          <table:table-cell office:value-type="float" office:value="22078172.640000001" table:style-name="ce14">
            <text:p>22.078.173<text:s/></text:p>
          </table:table-cell>
          <table:table-cell office:value-type="float" office:value="15826544.890000001" table:style-name="ce14">
            <text:p>15.826.545<text:s/></text:p>
          </table:table-cell>
          <table:table-cell office:value-type="float" office:value="5725986.5199999996" table:style-name="ce14">
            <text:p>5.725.987<text:s/></text:p>
          </table:table-cell>
          <table:table-cell office:value-type="float" office:value="291769407.07999998" table:style-name="ce14">
            <text:p>291.769.407<text:s/></text:p>
          </table:table-cell>
          <table:table-cell office:value-type="float" office:value="216669256.47" table:style-name="ce14">
            <text:p>216.669.256<text:s/></text:p>
          </table:table-cell>
          <table:table-cell office:value-type="float" office:value="15028726.619999999" table:style-name="ce14">
            <text:p>15.028.727<text:s/></text:p>
          </table:table-cell>
          <table:table-cell office:value-type="float" office:value="1929248014.6500001" table:style-name="ce14">
            <text:p>1.929.248.015<text:s/></text:p>
          </table:table-cell>
          <table:table-cell office:value-type="float" office:value="13459848.84" table:style-name="ce14">
            <text:p>13.459.849<text:s/></text:p>
          </table:table-cell>
          <table:table-cell office:value-type="float" office:value="5286125891.4300003" table:style-name="ce15">
            <text:p>5.286.125.8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35.62" table:style-name="ce14">
            <text:p>736<text:s/></text:p>
          </table:table-cell>
          <table:table-cell office:value-type="float" office:value="14306.38" table:style-name="ce14">
            <text:p>14.306<text:s/></text:p>
          </table:table-cell>
          <table:table-cell office:value-type="float" office:value="29595.98" table:style-name="ce14">
            <text:p>29.596<text:s/></text:p>
          </table:table-cell>
          <table:table-cell office:value-type="float" office:value="3552.65" table:style-name="ce14">
            <text:p>3.553<text:s/></text:p>
          </table:table-cell>
          <table:table-cell office:value-type="float" office:value="770668.75" table:style-name="ce14">
            <text:p>770.669<text:s/></text:p>
          </table:table-cell>
          <table:table-cell office:value-type="float" office:value="3185405.83" table:style-name="ce14">
            <text:p>3.185.406<text:s/></text:p>
          </table:table-cell>
          <table:table-cell office:value-type="float" office:value="80079908.959999993" table:style-name="ce14">
            <text:p>80.079.909<text:s/></text:p>
          </table:table-cell>
          <table:table-cell office:value-type="float" office:value="1282921.81" table:style-name="ce14">
            <text:p>1.282.922<text:s/></text:p>
          </table:table-cell>
          <table:table-cell office:value-type="float" office:value="77296.2" table:style-name="ce14">
            <text:p>77.296<text:s/></text:p>
          </table:table-cell>
          <table:table-cell office:value-type="float" office:value="4394.05" table:style-name="ce14">
            <text:p>4.394<text:s/></text:p>
          </table:table-cell>
          <table:table-cell office:value-type="float" office:value="4454413.5599999996" table:style-name="ce14">
            <text:p>4.454.414<text:s/></text:p>
          </table:table-cell>
          <table:table-cell office:value-type="float" office:value="5348.66" table:style-name="ce14">
            <text:p>5.349<text:s/></text:p>
          </table:table-cell>
          <table:table-cell office:value-type="float" office:value="15872.5" table:style-name="ce14">
            <text:p>15.873<text:s/></text:p>
          </table:table-cell>
          <table:table-cell office:value-type="float" office:value="2570320.21" table:style-name="ce14">
            <text:p>2.570.320<text:s/></text:p>
          </table:table-cell>
          <table:table-cell office:value-type="float" office:value="6610.72" table:style-name="ce14">
            <text:p>6.611<text:s/></text:p>
          </table:table-cell>
          <table:table-cell office:value-type="float" office:value="1390186.13" table:style-name="ce14">
            <text:p>1.390.186<text:s/></text:p>
          </table:table-cell>
          <table:table-cell office:value-type="float" office:value="7019.7" table:style-name="ce14">
            <text:p>7.020<text:s/></text:p>
          </table:table-cell>
          <table:table-cell office:value-type="float" office:value="2924840.73" table:style-name="ce14">
            <text:p>2.924.841<text:s/></text:p>
          </table:table-cell>
          <table:table-cell office:value-type="float" office:value="23167025.739999998" table:style-name="ce14">
            <text:p>23.167.026<text:s/></text:p>
          </table:table-cell>
          <table:table-cell office:value-type="float" office:value="28005.18" table:style-name="ce14">
            <text:p>28.005<text:s/></text:p>
          </table:table-cell>
          <table:table-cell office:value-type="float" office:value="12143.47" table:style-name="ce14">
            <text:p>12.143<text:s/></text:p>
          </table:table-cell>
          <table:table-cell office:value-type="float" office:value="806.06" table:style-name="ce14">
            <text:p>806<text:s/></text:p>
          </table:table-cell>
          <table:table-cell office:value-type="float" office:value="5503392.6900000004" table:style-name="ce14">
            <text:p>5.503.393<text:s/></text:p>
          </table:table-cell>
          <table:table-cell office:value-type="float" office:value="263818.06" table:style-name="ce14">
            <text:p>263.818<text:s/></text:p>
          </table:table-cell>
          <table:table-cell office:value-type="float" office:value="339229.38" table:style-name="ce14">
            <text:p>339.229<text:s/></text:p>
          </table:table-cell>
          <table:table-cell office:value-type="float" office:value="151500481.24000001" table:style-name="ce14">
            <text:p>151.500.481<text:s/></text:p>
          </table:table-cell>
          <table:table-cell office:value-type="float" office:value="4216.3" table:style-name="ce14">
            <text:p>4.216<text:s/></text:p>
          </table:table-cell>
          <table:table-cell office:value-type="float" office:value="277642516.56" table:style-name="ce15">
            <text:p>277.642.5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640689.73" table:style-name="ce14">
            <text:p>3.640.690<text:s/></text:p>
          </table:table-cell>
          <table:table-cell office:value-type="float" office:value="21575805.07" table:style-name="ce14">
            <text:p>21.575.805<text:s/></text:p>
          </table:table-cell>
          <table:table-cell office:value-type="float" office:value="90320165.319999993" table:style-name="ce14">
            <text:p>90.320.165<text:s/></text:p>
          </table:table-cell>
          <table:table-cell office:value-type="float" office:value="3601449.99" table:style-name="ce14">
            <text:p>3.601.450<text:s/></text:p>
          </table:table-cell>
          <table:table-cell office:value-type="float" office:value="133976616.03" table:style-name="ce14">
            <text:p>133.976.616<text:s/></text:p>
          </table:table-cell>
          <table:table-cell office:value-type="float" office:value="81066274.61999999" table:style-name="ce14">
            <text:p>81.066.275<text:s/></text:p>
          </table:table-cell>
          <table:table-cell office:value-type="float" office:value="503198169.07999998" table:style-name="ce14">
            <text:p>503.198.169<text:s/></text:p>
          </table:table-cell>
          <table:table-cell office:value-type="float" office:value="79900053.030000001" table:style-name="ce14">
            <text:p>79.900.053<text:s/></text:p>
          </table:table-cell>
          <table:table-cell office:value-type="float" office:value="76234190.649999991" table:style-name="ce14">
            <text:p>76.234.191<text:s/></text:p>
          </table:table-cell>
          <table:table-cell office:value-type="float" office:value="51365912.890000001" table:style-name="ce14">
            <text:p>51.365.913<text:s/></text:p>
          </table:table-cell>
          <table:table-cell office:value-type="float" office:value="291468628.79000002" table:style-name="ce14">
            <text:p>291.468.629<text:s/></text:p>
          </table:table-cell>
          <table:table-cell office:value-type="float" office:value="32711200.289999999" table:style-name="ce14">
            <text:p>32.711.200<text:s/></text:p>
          </table:table-cell>
          <table:table-cell office:value-type="float" office:value="48796934.75" table:style-name="ce14">
            <text:p>48.796.935<text:s/></text:p>
          </table:table-cell>
          <table:table-cell office:value-type="float" office:value="45431805.719999999" table:style-name="ce14">
            <text:p>45.431.806<text:s/></text:p>
          </table:table-cell>
          <table:table-cell office:value-type="float" office:value="22890531.599999998" table:style-name="ce14">
            <text:p>22.890.532<text:s/></text:p>
          </table:table-cell>
          <table:table-cell office:value-type="float" office:value="113370392.92999998" table:style-name="ce14">
            <text:p>113.370.393<text:s/></text:p>
          </table:table-cell>
          <table:table-cell office:value-type="float" office:value="20256221.370000001" table:style-name="ce14">
            <text:p>20.256.221<text:s/></text:p>
          </table:table-cell>
          <table:table-cell office:value-type="float" office:value="272493425.58999997" table:style-name="ce14">
            <text:p>272.493.426<text:s/></text:p>
          </table:table-cell>
          <table:table-cell office:value-type="float" office:value="764031042.08999979" table:style-name="ce14">
            <text:p>764.031.042<text:s/></text:p>
          </table:table-cell>
          <table:table-cell office:value-type="float" office:value="22050167.459999997" table:style-name="ce14">
            <text:p>22.050.167<text:s/></text:p>
          </table:table-cell>
          <table:table-cell office:value-type="float" office:value="15814401.419999998" table:style-name="ce14">
            <text:p>15.814.401<text:s/></text:p>
          </table:table-cell>
          <table:table-cell office:value-type="float" office:value="5725180.459999999" table:style-name="ce14">
            <text:p>5.725.180<text:s/></text:p>
          </table:table-cell>
          <table:table-cell office:value-type="float" office:value="286266014.38999999" table:style-name="ce14">
            <text:p>286.266.014<text:s/></text:p>
          </table:table-cell>
          <table:table-cell office:value-type="float" office:value="216405438.41" table:style-name="ce14">
            <text:p>216.405.438<text:s/></text:p>
          </table:table-cell>
          <table:table-cell office:value-type="float" office:value="14689497.24" table:style-name="ce14">
            <text:p>14.689.497<text:s/></text:p>
          </table:table-cell>
          <table:table-cell office:value-type="float" office:value="1777747533.4100003" table:style-name="ce14">
            <text:p>1.777.747.533<text:s/></text:p>
          </table:table-cell>
          <table:table-cell office:value-type="float" office:value="13455632.540000001" table:style-name="ce14">
            <text:p>13.455.633<text:s/></text:p>
          </table:table-cell>
          <table:table-cell office:value-type="float" office:value="5008483374.8699999" table:style-name="ce15">
            <text:p>5.008.483.3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7353505.5999999996" table:style-name="ce14">
            <text:p>7.353.506<text:s/></text:p>
          </table:table-cell>
          <table:table-cell office:value-type="float" office:value="23683626.370000001" table:style-name="ce14">
            <text:p>23.683.626<text:s/></text:p>
          </table:table-cell>
          <table:table-cell office:value-type="float" office:value="140790011.87" table:style-name="ce14">
            <text:p>140.790.012<text:s/></text:p>
          </table:table-cell>
          <table:table-cell office:value-type="float" office:value="4124649.8" table:style-name="ce14">
            <text:p>4.124.650<text:s/></text:p>
          </table:table-cell>
          <table:table-cell office:value-type="float" office:value="157191795.81" table:style-name="ce14">
            <text:p>157.191.796<text:s/></text:p>
          </table:table-cell>
          <table:table-cell office:value-type="float" office:value="175508948.97" table:style-name="ce14">
            <text:p>175.508.949<text:s/></text:p>
          </table:table-cell>
          <table:table-cell office:value-type="float" office:value="856117613.41999996" table:style-name="ce14">
            <text:p>856.117.613<text:s/></text:p>
          </table:table-cell>
          <table:table-cell office:value-type="float" office:value="144421755.63" table:style-name="ce14">
            <text:p>144.421.756<text:s/></text:p>
          </table:table-cell>
          <table:table-cell office:value-type="float" office:value="145379874.02000001" table:style-name="ce14">
            <text:p>145.379.874<text:s/></text:p>
          </table:table-cell>
          <table:table-cell office:value-type="float" office:value="41072221.43" table:style-name="ce14">
            <text:p>41.072.221<text:s/></text:p>
          </table:table-cell>
          <table:table-cell office:value-type="float" office:value="761698345.82000005" table:style-name="ce14">
            <text:p>761.698.346<text:s/></text:p>
          </table:table-cell>
          <table:table-cell office:value-type="float" office:value="50362754.399999999" table:style-name="ce14">
            <text:p>50.362.754<text:s/></text:p>
          </table:table-cell>
          <table:table-cell office:value-type="float" office:value="82492248.819999993" table:style-name="ce14">
            <text:p>82.492.249<text:s/></text:p>
          </table:table-cell>
          <table:table-cell office:value-type="float" office:value="70607105.709999993" table:style-name="ce14">
            <text:p>70.607.106<text:s/></text:p>
          </table:table-cell>
          <table:table-cell office:value-type="float" office:value="36568555.350000001" table:style-name="ce14">
            <text:p>36.568.555<text:s/></text:p>
          </table:table-cell>
          <table:table-cell office:value-type="float" office:value="130205350.56999999" table:style-name="ce14">
            <text:p>130.205.351<text:s/></text:p>
          </table:table-cell>
          <table:table-cell office:value-type="float" office:value="33221999.670000002" table:style-name="ce14">
            <text:p>33.222.000<text:s/></text:p>
          </table:table-cell>
          <table:table-cell office:value-type="float" office:value="437915944.83999997" table:style-name="ce14">
            <text:p>437.915.945<text:s/></text:p>
          </table:table-cell>
          <table:table-cell office:value-type="float" office:value="4233720411.8699999" table:style-name="ce14">
            <text:p>4.233.720.412<text:s/></text:p>
          </table:table-cell>
          <table:table-cell office:value-type="float" office:value="44615827.740000002" table:style-name="ce14">
            <text:p>44.615.828<text:s/></text:p>
          </table:table-cell>
          <table:table-cell office:value-type="float" office:value="22187203.699999999" table:style-name="ce14">
            <text:p>22.187.204<text:s/></text:p>
          </table:table-cell>
          <table:table-cell office:value-type="float" office:value="6621784.9699999997" table:style-name="ce14">
            <text:p>6.621.785<text:s/></text:p>
          </table:table-cell>
          <table:table-cell office:value-type="float" office:value="660120101.45000005" table:style-name="ce14">
            <text:p>660.120.101<text:s/></text:p>
          </table:table-cell>
          <table:table-cell office:value-type="float" office:value="317898432.87" table:style-name="ce14">
            <text:p>317.898.433<text:s/></text:p>
          </table:table-cell>
          <table:table-cell office:value-type="float" office:value="21555649.829999998" table:style-name="ce14">
            <text:p>21.555.650<text:s/></text:p>
          </table:table-cell>
          <table:table-cell office:value-type="float" office:value="5828717248.8699999" table:style-name="ce14">
            <text:p>5.828.717.249<text:s/></text:p>
          </table:table-cell>
          <table:table-cell office:value-type="float" office:value="15057101.859999999" table:style-name="ce14">
            <text:p>15.057.102<text:s/></text:p>
          </table:table-cell>
          <table:table-cell office:value-type="float" office:value="14449210071.260002" table:style-name="ce15">
            <text:p>14.449.210.0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566.5" table:style-name="ce14">
            <text:p>567<text:s/></text:p>
          </table:table-cell>
          <table:table-cell office:value-type="float" office:value="28364.33" table:style-name="ce14">
            <text:p>28.364<text:s/></text:p>
          </table:table-cell>
          <table:table-cell office:value-type="float" office:value="3093635.92" table:style-name="ce14">
            <text:p>3.093.63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794914.61" table:style-name="ce14">
            <text:p>1.794.915<text:s/></text:p>
          </table:table-cell>
          <table:table-cell office:value-type="float" office:value="25981913.75" table:style-name="ce14">
            <text:p>25.981.914<text:s/></text:p>
          </table:table-cell>
          <table:table-cell office:value-type="float" office:value="353460178.94" table:style-name="ce14">
            <text:p>353.460.179<text:s/></text:p>
          </table:table-cell>
          <table:table-cell office:value-type="float" office:value="988066.11" table:style-name="ce14">
            <text:p>988.066<text:s/></text:p>
          </table:table-cell>
          <table:table-cell office:value-type="float" office:value="807395.99" table:style-name="ce14">
            <text:p>807.396<text:s/></text:p>
          </table:table-cell>
          <table:table-cell office:value-type="float" office:value="7492.84" table:style-name="ce14">
            <text:p>7.493<text:s/></text:p>
          </table:table-cell>
          <table:table-cell office:value-type="float" office:value="20238353.34" table:style-name="ce14">
            <text:p>20.238.353<text:s/></text:p>
          </table:table-cell>
          <table:table-cell office:value-type="float" office:value="4867.6000000000004" table:style-name="ce14">
            <text:p>4.868<text:s/></text:p>
          </table:table-cell>
          <table:table-cell office:value-type="float" office:value="242885.02" table:style-name="ce14">
            <text:p>242.885<text:s/></text:p>
          </table:table-cell>
          <table:table-cell office:value-type="float" office:value="12061407.85" table:style-name="ce14">
            <text:p>12.061.408<text:s/></text:p>
          </table:table-cell>
          <table:table-cell office:value-type="float" office:value="26319.21" table:style-name="ce14">
            <text:p>26.319<text:s/></text:p>
          </table:table-cell>
          <table:table-cell office:value-type="float" office:value="591422.76" table:style-name="ce14">
            <text:p>591.423<text:s/></text:p>
          </table:table-cell>
          <table:table-cell office:value-type="float" office:value="103945.69" table:style-name="ce14">
            <text:p>103.946<text:s/></text:p>
          </table:table-cell>
          <table:table-cell office:value-type="float" office:value="33329003.370000001" table:style-name="ce14">
            <text:p>33.329.003<text:s/></text:p>
          </table:table-cell>
          <table:table-cell office:value-type="float" office:value="3226640803.1799998" table:style-name="ce14">
            <text:p>3.226.640.803<text:s/></text:p>
          </table:table-cell>
          <table:table-cell office:value-type="float" office:value="285079.56" table:style-name="ce14">
            <text:p>285.080<text:s/></text:p>
          </table:table-cell>
          <table:table-cell office:value-type="float" office:value="129223.28" table:style-name="ce14">
            <text:p>129.223<text:s/></text:p>
          </table:table-cell>
          <table:table-cell office:value-type="float" office:value="78867.360000000001" table:style-name="ce14">
            <text:p>78.867<text:s/></text:p>
          </table:table-cell>
          <table:table-cell office:value-type="float" office:value="215374312.13" table:style-name="ce14">
            <text:p>215.374.312<text:s/></text:p>
          </table:table-cell>
          <table:table-cell office:value-type="float" office:value="7494418.3499999996" table:style-name="ce14">
            <text:p>7.494.418<text:s/></text:p>
          </table:table-cell>
          <table:table-cell office:value-type="float" office:value="4877.6499999999996" table:style-name="ce14">
            <text:p>4.878<text:s/></text:p>
          </table:table-cell>
          <table:table-cell office:value-type="float" office:value="2272862193.29" table:style-name="ce14">
            <text:p>2.272.862.193<text:s/></text:p>
          </table:table-cell>
          <table:table-cell office:value-type="float" office:value="9342.98" table:style-name="ce14">
            <text:p>9.343<text:s/></text:p>
          </table:table-cell>
          <table:table-cell office:value-type="float" office:value="6175639851.6099997" table:style-name="ce15">
            <text:p>6.175.639.8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7352939.0999999996" table:style-name="ce14">
            <text:p>7.352.939<text:s/></text:p>
          </table:table-cell>
          <table:table-cell office:value-type="float" office:value="23655262.039999999" table:style-name="ce14">
            <text:p>23.655.262<text:s/></text:p>
          </table:table-cell>
          <table:table-cell office:value-type="float" office:value="137696375.94999999" table:style-name="ce14">
            <text:p>137.696.376<text:s/></text:p>
          </table:table-cell>
          <table:table-cell office:value-type="float" office:value="4124649.8" table:style-name="ce14">
            <text:p>4.124.650<text:s/></text:p>
          </table:table-cell>
          <table:table-cell office:value-type="float" office:value="155396881.20000002" table:style-name="ce14">
            <text:p>155.396.881<text:s/></text:p>
          </table:table-cell>
          <table:table-cell office:value-type="float" office:value="149527035.22" table:style-name="ce14">
            <text:p>149.527.035<text:s/></text:p>
          </table:table-cell>
          <table:table-cell office:value-type="float" office:value="502657434.48000002" table:style-name="ce14">
            <text:p>502.657.434<text:s/></text:p>
          </table:table-cell>
          <table:table-cell office:value-type="float" office:value="143433689.52000001" table:style-name="ce14">
            <text:p>143.433.690<text:s/></text:p>
          </table:table-cell>
          <table:table-cell office:value-type="float" office:value="144572478.03" table:style-name="ce14">
            <text:p>144.572.478<text:s/></text:p>
          </table:table-cell>
          <table:table-cell office:value-type="float" office:value="41064728.589999996" table:style-name="ce14">
            <text:p>41.064.729<text:s/></text:p>
          </table:table-cell>
          <table:table-cell office:value-type="float" office:value="741459992.48000002" table:style-name="ce14">
            <text:p>741.459.992<text:s/></text:p>
          </table:table-cell>
          <table:table-cell office:value-type="float" office:value="50357886.799999997" table:style-name="ce14">
            <text:p>50.357.887<text:s/></text:p>
          </table:table-cell>
          <table:table-cell office:value-type="float" office:value="82249363.800000012" table:style-name="ce14">
            <text:p>82.249.364<text:s/></text:p>
          </table:table-cell>
          <table:table-cell office:value-type="float" office:value="58545697.859999999" table:style-name="ce14">
            <text:p>58.545.698<text:s/></text:p>
          </table:table-cell>
          <table:table-cell office:value-type="float" office:value="36542236.140000001" table:style-name="ce14">
            <text:p>36.542.236<text:s/></text:p>
          </table:table-cell>
          <table:table-cell office:value-type="float" office:value="129613927.80999999" table:style-name="ce14">
            <text:p>129.613.928<text:s/></text:p>
          </table:table-cell>
          <table:table-cell office:value-type="float" office:value="33118053.98" table:style-name="ce14">
            <text:p>33.118.054<text:s/></text:p>
          </table:table-cell>
          <table:table-cell office:value-type="float" office:value="404586941.46999997" table:style-name="ce14">
            <text:p>404.586.941<text:s/></text:p>
          </table:table-cell>
          <table:table-cell office:value-type="float" office:value="1007079608.6899999" table:style-name="ce14">
            <text:p>1.007.079.609<text:s/></text:p>
          </table:table-cell>
          <table:table-cell office:value-type="float" office:value="44330748.18" table:style-name="ce14">
            <text:p>44.330.748<text:s/></text:p>
          </table:table-cell>
          <table:table-cell office:value-type="float" office:value="22057980.420000002" table:style-name="ce14">
            <text:p>22.057.980<text:s/></text:p>
          </table:table-cell>
          <table:table-cell office:value-type="float" office:value="6542917.6099999994" table:style-name="ce14">
            <text:p>6.542.918<text:s/></text:p>
          </table:table-cell>
          <table:table-cell office:value-type="float" office:value="444745789.32000005" table:style-name="ce14">
            <text:p>444.745.789<text:s/></text:p>
          </table:table-cell>
          <table:table-cell office:value-type="float" office:value="310404014.51999998" table:style-name="ce14">
            <text:p>310.404.015<text:s/></text:p>
          </table:table-cell>
          <table:table-cell office:value-type="float" office:value="21550772.180000003" table:style-name="ce14">
            <text:p>21.550.772<text:s/></text:p>
          </table:table-cell>
          <table:table-cell office:value-type="float" office:value="3555855055.5799999" table:style-name="ce14">
            <text:p>3.555.855.056<text:s/></text:p>
          </table:table-cell>
          <table:table-cell office:value-type="float" office:value="15047758.879999999" table:style-name="ce14">
            <text:p>15.047.759<text:s/></text:p>
          </table:table-cell>
          <table:table-cell office:value-type="float" office:value="8273570219.6500006" table:style-name="ce15">
            <text:p>8.273.570.2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6036177.5099999998" table:style-name="ce14">
            <text:p>6.036.178<text:s/></text:p>
          </table:table-cell>
          <table:table-cell office:value-type="float" office:value="5867430.75" table:style-name="ce14">
            <text:p>5.867.43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286133.49" table:style-name="ce14">
            <text:p>12.286.133<text:s/></text:p>
          </table:table-cell>
          <table:table-cell office:value-type="float" office:value="67.2" table:style-name="ce14">
            <text:p>6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55847.83" table:style-name="ce14">
            <text:p>955.848<text:s/></text:p>
          </table:table-cell>
          <table:table-cell office:value-type="float" office:value="254.9" table:style-name="ce14">
            <text:p>255<text:s/></text:p>
          </table:table-cell>
          <table:table-cell office:value-type="float" office:value="17951694.25" table:style-name="ce14">
            <text:p>17.951.694<text:s/></text:p>
          </table:table-cell>
          <table:table-cell office:value-type="float" office:value="653.61" table:style-name="ce14">
            <text:p>654<text:s/></text:p>
          </table:table-cell>
          <table:table-cell office:value-type="float" office:value="51083.5" table:style-name="ce14">
            <text:p>51.084<text:s/></text:p>
          </table:table-cell>
          <table:table-cell office:value-type="float" office:value="211438.94" table:style-name="ce14">
            <text:p>211.439<text:s/></text:p>
          </table:table-cell>
          <table:table-cell office:value-type="float" office:value="870000" table:style-name="ce14">
            <text:p>870.000<text:s/></text:p>
          </table:table-cell>
          <table:table-cell office:value-type="float" office:value="165.42" table:style-name="ce14">
            <text:p>165<text:s/></text:p>
          </table:table-cell>
          <table:table-cell office:value-type="float" office:value="18959381.699999999" table:style-name="ce14">
            <text:p>18.959.38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003195.359999999" table:style-name="ce14">
            <text:p>24.003.195<text:s/></text:p>
          </table:table-cell>
          <table:table-cell office:value-type="float" office:value="391805400.07999998" table:style-name="ce14">
            <text:p>391.805.400<text:s/></text:p>
          </table:table-cell>
          <table:table-cell office:value-type="float" office:value="529.13" table:style-name="ce14">
            <text:p>52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713224.9400000004" table:style-name="ce14">
            <text:p>7.713.225<text:s/></text:p>
          </table:table-cell>
          <table:table-cell office:value-type="float" office:value="23.25" table:style-name="ce14">
            <text:p>23<text:s/></text:p>
          </table:table-cell>
          <table:table-cell office:value-type="float" office:value="5246.35" table:style-name="ce14">
            <text:p>5.246<text:s/></text:p>
          </table:table-cell>
          <table:table-cell office:value-type="float" office:value="12804708.51" table:style-name="ce14">
            <text:p>12.804.70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99522656.71999997" table:style-name="ce15">
            <text:p>499.522.6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422426.9900000002" table:style-name="ce14">
            <text:p>6.422.427<text:s/></text:p>
          </table:table-cell>
          <table:table-cell office:value-type="float" office:value="19562569.59" table:style-name="ce14">
            <text:p>19.562.570<text:s/></text:p>
          </table:table-cell>
          <table:table-cell office:value-type="float" office:value="21016508.989999998" table:style-name="ce14">
            <text:p>21.016.509<text:s/></text:p>
          </table:table-cell>
          <table:table-cell office:value-type="float" office:value="18021411.640000001" table:style-name="ce14">
            <text:p>18.021.412<text:s/></text:p>
          </table:table-cell>
          <table:table-cell office:value-type="float" office:value="51564131.170000002" table:style-name="ce14">
            <text:p>51.564.131<text:s/></text:p>
          </table:table-cell>
          <table:table-cell office:value-type="float" office:value="41017748.390000001" table:style-name="ce14">
            <text:p>41.017.748<text:s/></text:p>
          </table:table-cell>
          <table:table-cell office:value-type="float" office:value="1191755021.26" table:style-name="ce14">
            <text:p>1.191.755.021<text:s/></text:p>
          </table:table-cell>
          <table:table-cell office:value-type="float" office:value="26973777.329999998" table:style-name="ce14">
            <text:p>26.973.777<text:s/></text:p>
          </table:table-cell>
          <table:table-cell office:value-type="float" office:value="35269008.159999996" table:style-name="ce14">
            <text:p>35.269.008<text:s/></text:p>
          </table:table-cell>
          <table:table-cell office:value-type="float" office:value="22146415.789999999" table:style-name="ce14">
            <text:p>22.146.416<text:s/></text:p>
          </table:table-cell>
          <table:table-cell office:value-type="float" office:value="141340425.65000001" table:style-name="ce14">
            <text:p>141.340.426<text:s/></text:p>
          </table:table-cell>
          <table:table-cell office:value-type="float" office:value="19929306.149999999" table:style-name="ce14">
            <text:p>19.929.306<text:s/></text:p>
          </table:table-cell>
          <table:table-cell office:value-type="float" office:value="22994028.91" table:style-name="ce14">
            <text:p>22.994.029<text:s/></text:p>
          </table:table-cell>
          <table:table-cell office:value-type="float" office:value="36068204.140000001" table:style-name="ce14">
            <text:p>36.068.204<text:s/></text:p>
          </table:table-cell>
          <table:table-cell office:value-type="float" office:value="43273205.710000001" table:style-name="ce14">
            <text:p>43.273.206<text:s/></text:p>
          </table:table-cell>
          <table:table-cell office:value-type="float" office:value="67676203.060000002" table:style-name="ce14">
            <text:p>67.676.203<text:s/></text:p>
          </table:table-cell>
          <table:table-cell office:value-type="float" office:value="17785617.140000001" table:style-name="ce14">
            <text:p>17.785.617<text:s/></text:p>
          </table:table-cell>
          <table:table-cell office:value-type="float" office:value="61925823.880000003" table:style-name="ce14">
            <text:p>61.925.824<text:s/></text:p>
          </table:table-cell>
          <table:table-cell office:value-type="float" office:value="241520298.28" table:style-name="ce14">
            <text:p>241.520.298<text:s/></text:p>
          </table:table-cell>
          <table:table-cell office:value-type="float" office:value="34009699.880000003" table:style-name="ce14">
            <text:p>34.009.700<text:s/></text:p>
          </table:table-cell>
          <table:table-cell office:value-type="float" office:value="25395402.59" table:style-name="ce14">
            <text:p>25.395.403<text:s/></text:p>
          </table:table-cell>
          <table:table-cell office:value-type="float" office:value="13286644.560000001" table:style-name="ce14">
            <text:p>13.286.645<text:s/></text:p>
          </table:table-cell>
          <table:table-cell office:value-type="float" office:value="107746879.31" table:style-name="ce14">
            <text:p>107.746.879<text:s/></text:p>
          </table:table-cell>
          <table:table-cell office:value-type="float" office:value="46053568.299999997" table:style-name="ce14">
            <text:p>46.053.568<text:s/></text:p>
          </table:table-cell>
          <table:table-cell office:value-type="float" office:value="15241138.67" table:style-name="ce14">
            <text:p>15.241.139<text:s/></text:p>
          </table:table-cell>
          <table:table-cell office:value-type="float" office:value="123266011.58" table:style-name="ce14">
            <text:p>123.266.012<text:s/></text:p>
          </table:table-cell>
          <table:table-cell office:value-type="float" office:value="8536671.3399999999" table:style-name="ce14">
            <text:p>8.536.671<text:s/></text:p>
          </table:table-cell>
          <table:table-cell office:value-type="float" office:value="2459798148.460001" table:style-name="ce15">
            <text:p>2.459.798.1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997557.03" table:style-name="ce14">
            <text:p>997.557<text:s/></text:p>
          </table:table-cell>
          <table:table-cell office:value-type="float" office:value="4982917.4799999995" table:style-name="ce14">
            <text:p>4.982.917<text:s/></text:p>
          </table:table-cell>
          <table:table-cell office:value-type="float" office:value="21896944.009999998" table:style-name="ce14">
            <text:p>21.896.944<text:s/></text:p>
          </table:table-cell>
          <table:table-cell office:value-type="float" office:value="2583715.4500000002" table:style-name="ce14">
            <text:p>2.583.715<text:s/></text:p>
          </table:table-cell>
          <table:table-cell office:value-type="float" office:value="25139193.229999997" table:style-name="ce14">
            <text:p>25.139.193<text:s/></text:p>
          </table:table-cell>
          <table:table-cell office:value-type="float" office:value="21745580.93" table:style-name="ce14">
            <text:p>21.745.581<text:s/></text:p>
          </table:table-cell>
          <table:table-cell office:value-type="float" office:value="574650513.24000001" table:style-name="ce14">
            <text:p>574.650.513<text:s/></text:p>
          </table:table-cell>
          <table:table-cell office:value-type="float" office:value="18366685.43" table:style-name="ce14">
            <text:p>18.366.685<text:s/></text:p>
          </table:table-cell>
          <table:table-cell office:value-type="float" office:value="16677965.890000001" table:style-name="ce14">
            <text:p>16.677.966<text:s/></text:p>
          </table:table-cell>
          <table:table-cell office:value-type="float" office:value="5278968.0500000007" table:style-name="ce14">
            <text:p>5.278.968<text:s/></text:p>
          </table:table-cell>
          <table:table-cell office:value-type="float" office:value="61456333.650000006" table:style-name="ce14">
            <text:p>61.456.334<text:s/></text:p>
          </table:table-cell>
          <table:table-cell office:value-type="float" office:value="6495375.3299999991" table:style-name="ce14">
            <text:p>6.495.375<text:s/></text:p>
          </table:table-cell>
          <table:table-cell office:value-type="float" office:value="9521470.0199999996" table:style-name="ce14">
            <text:p>9.521.470<text:s/></text:p>
          </table:table-cell>
          <table:table-cell office:value-type="float" office:value="10888485.77" table:style-name="ce14">
            <text:p>10.888.486<text:s/></text:p>
          </table:table-cell>
          <table:table-cell office:value-type="float" office:value="5840636.7800000012" table:style-name="ce14">
            <text:p>5.840.637<text:s/></text:p>
          </table:table-cell>
          <table:table-cell office:value-type="float" office:value="21889961.190000001" table:style-name="ce14">
            <text:p>21.889.961<text:s/></text:p>
          </table:table-cell>
          <table:table-cell office:value-type="float" office:value="3238944.1599999997" table:style-name="ce14">
            <text:p>3.238.944<text:s/></text:p>
          </table:table-cell>
          <table:table-cell office:value-type="float" office:value="45429697.940000005" table:style-name="ce14">
            <text:p>45.429.698<text:s/></text:p>
          </table:table-cell>
          <table:table-cell office:value-type="float" office:value="348356972.68999994" table:style-name="ce14">
            <text:p>348.356.973<text:s/></text:p>
          </table:table-cell>
          <table:table-cell office:value-type="float" office:value="6458044.8300000001" table:style-name="ce14">
            <text:p>6.458.045<text:s/></text:p>
          </table:table-cell>
          <table:table-cell office:value-type="float" office:value="4638926.24" table:style-name="ce14">
            <text:p>4.638.926<text:s/></text:p>
          </table:table-cell>
          <table:table-cell office:value-type="float" office:value="1062085.54" table:style-name="ce14">
            <text:p>1.062.086<text:s/></text:p>
          </table:table-cell>
          <table:table-cell office:value-type="float" office:value="46017370.090000004" table:style-name="ce14">
            <text:p>46.017.370<text:s/></text:p>
          </table:table-cell>
          <table:table-cell office:value-type="float" office:value="48076652.050000004" table:style-name="ce14">
            <text:p>48.076.652<text:s/></text:p>
          </table:table-cell>
          <table:table-cell office:value-type="float" office:value="982755.65999999992" table:style-name="ce14">
            <text:p>982.756<text:s/></text:p>
          </table:table-cell>
          <table:table-cell office:value-type="float" office:value="414542427.96999997" table:style-name="ce14">
            <text:p>414.542.428<text:s/></text:p>
          </table:table-cell>
          <table:table-cell office:value-type="float" office:value="2184696.08" table:style-name="ce14">
            <text:p>2.184.696<text:s/></text:p>
          </table:table-cell>
          <table:table-cell office:value-type="float" office:value="1729400876.7299998" table:style-name="ce15">
            <text:p>1.729.400.877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53579929.25" table:style-name="ce20">
            <text:p>53.579.929<text:s/></text:p>
          </table:table-cell>
          <table:table-cell office:value-type="float" office:value="213921794.88999999" table:style-name="ce20">
            <text:p>213.921.795<text:s/></text:p>
          </table:table-cell>
          <table:table-cell office:value-type="float" office:value="1021825266.61" table:style-name="ce20">
            <text:p>1.021.825.267<text:s/></text:p>
          </table:table-cell>
          <table:table-cell office:value-type="float" office:value="52676084.579999998" table:style-name="ce20">
            <text:p>52.676.085<text:s/></text:p>
          </table:table-cell>
          <table:table-cell office:value-type="float" office:value="1559322089.74" table:style-name="ce20">
            <text:p>1.559.322.090<text:s/></text:p>
          </table:table-cell>
          <table:table-cell office:value-type="float" office:value="1204241031.5799999" table:style-name="ce20">
            <text:p>1.204.241.032<text:s/></text:p>
          </table:table-cell>
          <table:table-cell office:value-type="float" office:value="9697225164.5000019" table:style-name="ce20">
            <text:p>9.697.225.165<text:s/></text:p>
          </table:table-cell>
          <table:table-cell office:value-type="float" office:value="1243849556.5999999" table:style-name="ce20">
            <text:p>1.243.849.557<text:s/></text:p>
          </table:table-cell>
          <table:table-cell office:value-type="float" office:value="1060778045.1200001" table:style-name="ce20">
            <text:p>1.060.778.045<text:s/></text:p>
          </table:table-cell>
          <table:table-cell office:value-type="float" office:value="423238351.44" table:style-name="ce20">
            <text:p>423.238.351<text:s/></text:p>
          </table:table-cell>
          <table:table-cell office:value-type="float" office:value="5206722484.4499998" table:style-name="ce20">
            <text:p>5.206.722.484<text:s/></text:p>
          </table:table-cell>
          <table:table-cell office:value-type="float" office:value="363380412.97000003" table:style-name="ce20">
            <text:p>363.380.413<text:s/></text:p>
          </table:table-cell>
          <table:table-cell office:value-type="float" office:value="571136278.69000006" table:style-name="ce20">
            <text:p>571.136.279<text:s/></text:p>
          </table:table-cell>
          <table:table-cell office:value-type="float" office:value="536922185.81000006" table:style-name="ce20">
            <text:p>536.922.186<text:s/></text:p>
          </table:table-cell>
          <table:table-cell office:value-type="float" office:value="313720161" table:style-name="ce20">
            <text:p>313.720.161<text:s/></text:p>
          </table:table-cell>
          <table:table-cell office:value-type="float" office:value="1453533085.3699999" table:style-name="ce20">
            <text:p>1.453.533.085<text:s/></text:p>
          </table:table-cell>
          <table:table-cell office:value-type="float" office:value="224999578.81999999" table:style-name="ce20">
            <text:p>224.999.579<text:s/></text:p>
          </table:table-cell>
          <table:table-cell office:value-type="float" office:value="4077519602.0600004" table:style-name="ce20">
            <text:p>4.077.519.602<text:s/></text:p>
          </table:table-cell>
          <table:table-cell office:value-type="float" office:value="19039178746.25" table:style-name="ce20">
            <text:p>19.039.178.746<text:s/></text:p>
          </table:table-cell>
          <table:table-cell office:value-type="float" office:value="306659448.78000003" table:style-name="ce20">
            <text:p>306.659.449<text:s/></text:p>
          </table:table-cell>
          <table:table-cell office:value-type="float" office:value="191375501.94" table:style-name="ce20">
            <text:p>191.375.502<text:s/></text:p>
          </table:table-cell>
          <table:table-cell office:value-type="float" office:value="57450827.329999998" table:style-name="ce20">
            <text:p>57.450.827<text:s/></text:p>
          </table:table-cell>
          <table:table-cell office:value-type="float" office:value="4869546144" table:style-name="ce20">
            <text:p>4.869.546.144<text:s/></text:p>
          </table:table-cell>
          <table:table-cell office:value-type="float" office:value="3274004271.8499999" table:style-name="ce20">
            <text:p>3.274.004.272<text:s/></text:p>
          </table:table-cell>
          <table:table-cell office:value-type="float" office:value="182617161.69999999" table:style-name="ce20">
            <text:p>182.617.162<text:s/></text:p>
          </table:table-cell>
          <table:table-cell office:value-type="float" office:value="42825808248.909996" table:style-name="ce20">
            <text:p>42.825.808.249<text:s/></text:p>
          </table:table-cell>
          <table:table-cell office:value-type="float" office:value="122783431.46000001" table:style-name="ce20">
            <text:p>122.783.431<text:s/></text:p>
          </table:table-cell>
          <table:table-cell office:value-type="float" office:value="100148014885.7" table:style-name="ce21">
            <text:p>100.148.014.886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8">
            <text:p>RECEITA PREVIDENCIÁRIA [B]</text:p>
          </table:table-cell>
          <table:table-cell office:value-type="float" office:value="54396990.911651917" table:style-name="ce24">
            <text:p>54.396.991<text:s/></text:p>
          </table:table-cell>
          <table:table-cell office:value-type="float" office:value="150902283.89013779" table:style-name="ce24">
            <text:p>150.902.284<text:s/></text:p>
          </table:table-cell>
          <table:table-cell office:value-type="float" office:value="207274579.43589845" table:style-name="ce24">
            <text:p>207.274.579<text:s/></text:p>
          </table:table-cell>
          <table:table-cell office:value-type="float" office:value="35118879.010137416" table:style-name="ce24">
            <text:p>35.118.879<text:s/></text:p>
          </table:table-cell>
          <table:table-cell office:value-type="float" office:value="791992852.61292171" table:style-name="ce24">
            <text:p>791.992.853<text:s/></text:p>
          </table:table-cell>
          <table:table-cell office:value-type="float" office:value="546882732.84780526" table:style-name="ce24">
            <text:p>546.882.733<text:s/></text:p>
          </table:table-cell>
          <table:table-cell office:value-type="float" office:value="1727384054.275552" table:style-name="ce24">
            <text:p>1.727.384.054<text:s/></text:p>
          </table:table-cell>
          <table:table-cell office:value-type="float" office:value="443168085.32655627" table:style-name="ce24">
            <text:p>443.168.085<text:s/></text:p>
          </table:table-cell>
          <table:table-cell office:value-type="float" office:value="452961509.63120049" table:style-name="ce24">
            <text:p>452.961.510<text:s/></text:p>
          </table:table-cell>
          <table:table-cell office:value-type="float" office:value="224072507.65998232" table:style-name="ce24">
            <text:p>224.072.508<text:s/></text:p>
          </table:table-cell>
          <table:table-cell office:value-type="float" office:value="2249369899.9920526" table:style-name="ce24">
            <text:p>2.249.369.900<text:s/></text:p>
          </table:table-cell>
          <table:table-cell office:value-type="float" office:value="264832029.21718407" table:style-name="ce24">
            <text:p>264.832.029<text:s/></text:p>
          </table:table-cell>
          <table:table-cell office:value-type="float" office:value="297401531.52696306" table:style-name="ce24">
            <text:p>297.401.532<text:s/></text:p>
          </table:table-cell>
          <table:table-cell office:value-type="float" office:value="339206477.46322054" table:style-name="ce24">
            <text:p>339.206.477<text:s/></text:p>
          </table:table-cell>
          <table:table-cell office:value-type="float" office:value="239929322.31383017" table:style-name="ce24">
            <text:p>239.929.322<text:s/></text:p>
          </table:table-cell>
          <table:table-cell office:value-type="float" office:value="655543210.56015849" table:style-name="ce24">
            <text:p>655.543.211<text:s/></text:p>
          </table:table-cell>
          <table:table-cell office:value-type="float" office:value="134331698.77823794" table:style-name="ce24">
            <text:p>134.331.699<text:s/></text:p>
          </table:table-cell>
          <table:table-cell office:value-type="float" office:value="1788753154.479408" table:style-name="ce24">
            <text:p>1.788.753.154<text:s/></text:p>
          </table:table-cell>
          <table:table-cell office:value-type="float" office:value="3644040269.3548851" table:style-name="ce24">
            <text:p>3.644.040.269<text:s/></text:p>
          </table:table-cell>
          <table:table-cell office:value-type="float" office:value="177473941.66142383" table:style-name="ce24">
            <text:p>177.473.942<text:s/></text:p>
          </table:table-cell>
          <table:table-cell office:value-type="float" office:value="82239132.354157314" table:style-name="ce24">
            <text:p>82.239.132<text:s/></text:p>
          </table:table-cell>
          <table:table-cell office:value-type="float" office:value="39687750.976532266" table:style-name="ce24">
            <text:p>39.687.751<text:s/></text:p>
          </table:table-cell>
          <table:table-cell office:value-type="float" office:value="2047003187.3781211" table:style-name="ce24">
            <text:p>2.047.003.187<text:s/></text:p>
          </table:table-cell>
          <table:table-cell office:value-type="float" office:value="1272364249.1301706" table:style-name="ce24">
            <text:p>1.272.364.249<text:s/></text:p>
          </table:table-cell>
          <table:table-cell office:value-type="float" office:value="142380430.09567797" table:style-name="ce24">
            <text:p>142.380.430<text:s/></text:p>
          </table:table-cell>
          <table:table-cell office:value-type="float" office:value="13677190192.560459" table:style-name="ce24">
            <text:p>13.677.190.193<text:s/></text:p>
          </table:table-cell>
          <table:table-cell office:value-type="float" office:value="64140611.93567118" table:style-name="ce24">
            <text:p>64.140.612<text:s/></text:p>
          </table:table-cell>
          <table:table-cell office:value-type="float" office:value="31750041565.379997" table:style-name="ce25">
            <text:p>31.750.041.565<text:s/></text:p>
          </table:table-cell>
          <table:table-cell table:style-name="ce16"/>
          <table:table-cell table:number-columns-repeated="16354" table:style-name="ce22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07976920.16165191" table:style-name="ce20">
            <text:p>107.976.920<text:s/></text:p>
          </table:table-cell>
          <table:table-cell office:value-type="float" office:value="364824078.78013778" table:style-name="ce20">
            <text:p>364.824.079<text:s/></text:p>
          </table:table-cell>
          <table:table-cell office:value-type="float" office:value="1229099846.0458984" table:style-name="ce20">
            <text:p>1.229.099.846<text:s/></text:p>
          </table:table-cell>
          <table:table-cell office:value-type="float" office:value="87794963.590137422" table:style-name="ce20">
            <text:p>87.794.964<text:s/></text:p>
          </table:table-cell>
          <table:table-cell office:value-type="float" office:value="2351314942.3529215" table:style-name="ce20">
            <text:p>2.351.314.942<text:s/></text:p>
          </table:table-cell>
          <table:table-cell office:value-type="float" office:value="1751123764.4278052" table:style-name="ce20">
            <text:p>1.751.123.764<text:s/></text:p>
          </table:table-cell>
          <table:table-cell office:value-type="float" office:value="11424609218.775555" table:style-name="ce20">
            <text:p>11.424.609.219<text:s/></text:p>
          </table:table-cell>
          <table:table-cell office:value-type="float" office:value="1687017641.9265561" table:style-name="ce20">
            <text:p>1.687.017.642<text:s/></text:p>
          </table:table-cell>
          <table:table-cell office:value-type="float" office:value="1513739554.7512007" table:style-name="ce20">
            <text:p>1.513.739.555<text:s/></text:p>
          </table:table-cell>
          <table:table-cell office:value-type="float" office:value="647310859.09998226" table:style-name="ce20">
            <text:p>647.310.859<text:s/></text:p>
          </table:table-cell>
          <table:table-cell office:value-type="float" office:value="7456092384.4420528" table:style-name="ce20">
            <text:p>7.456.092.384<text:s/></text:p>
          </table:table-cell>
          <table:table-cell office:value-type="float" office:value="628212442.1871841" table:style-name="ce20">
            <text:p>628.212.442<text:s/></text:p>
          </table:table-cell>
          <table:table-cell office:value-type="float" office:value="868537810.21696305" table:style-name="ce20">
            <text:p>868.537.810<text:s/></text:p>
          </table:table-cell>
          <table:table-cell office:value-type="float" office:value="876128663.27322054" table:style-name="ce20">
            <text:p>876.128.663<text:s/></text:p>
          </table:table-cell>
          <table:table-cell office:value-type="float" office:value="553649483.31383014" table:style-name="ce20">
            <text:p>553.649.483<text:s/></text:p>
          </table:table-cell>
          <table:table-cell office:value-type="float" office:value="2109076295.9301584" table:style-name="ce20">
            <text:p>2.109.076.296<text:s/></text:p>
          </table:table-cell>
          <table:table-cell office:value-type="float" office:value="359331277.59823793" table:style-name="ce20">
            <text:p>359.331.278<text:s/></text:p>
          </table:table-cell>
          <table:table-cell office:value-type="float" office:value="5866272756.5394087" table:style-name="ce20">
            <text:p>5.866.272.757<text:s/></text:p>
          </table:table-cell>
          <table:table-cell office:value-type="float" office:value="22683219015.604885" table:style-name="ce20">
            <text:p>22.683.219.016<text:s/></text:p>
          </table:table-cell>
          <table:table-cell office:value-type="float" office:value="484133390.44142389" table:style-name="ce20">
            <text:p>484.133.390<text:s/></text:p>
          </table:table-cell>
          <table:table-cell office:value-type="float" office:value="273614634.29415733" table:style-name="ce20">
            <text:p>273.614.634<text:s/></text:p>
          </table:table-cell>
          <table:table-cell office:value-type="float" office:value="97138578.306532264" table:style-name="ce20">
            <text:p>97.138.578<text:s/></text:p>
          </table:table-cell>
          <table:table-cell office:value-type="float" office:value="6916549331.3781214" table:style-name="ce20">
            <text:p>6.916.549.331<text:s/></text:p>
          </table:table-cell>
          <table:table-cell office:value-type="float" office:value="4546368520.9801702" table:style-name="ce20">
            <text:p>4.546.368.521<text:s/></text:p>
          </table:table-cell>
          <table:table-cell office:value-type="float" office:value="324997591.79567796" table:style-name="ce20">
            <text:p>324.997.592<text:s/></text:p>
          </table:table-cell>
          <table:table-cell office:value-type="float" office:value="56502998441.470459" table:style-name="ce20">
            <text:p>56.502.998.441<text:s/></text:p>
          </table:table-cell>
          <table:table-cell office:value-type="float" office:value="186924043.39567119" table:style-name="ce20">
            <text:p>186.924.043<text:s/></text:p>
          </table:table-cell>
          <table:table-cell office:value-type="float" office:value="131898056451.07999" table:style-name="ce21">
            <text:p>131.898.056.451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3">
            <text:p>ADMINISTRADAS POR OUTROS ÓRGÃOS [D]</text:p>
          </table:table-cell>
          <table:table-cell office:value-type="float" office:value="737673.77861948789" table:style-name="ce14">
            <text:p>737.674<text:s/></text:p>
          </table:table-cell>
          <table:table-cell office:value-type="float" office:value="3516831.7006123569" table:style-name="ce14">
            <text:p>3.516.832<text:s/></text:p>
          </table:table-cell>
          <table:table-cell office:value-type="float" office:value="3920654.9787300145" table:style-name="ce14">
            <text:p>3.920.655<text:s/></text:p>
          </table:table-cell>
          <table:table-cell office:value-type="float" office:value="602497.46538373141" table:style-name="ce14">
            <text:p>602.497<text:s/></text:p>
          </table:table-cell>
          <table:table-cell office:value-type="float" office:value="12849824.79749006" table:style-name="ce14">
            <text:p>12.849.825<text:s/></text:p>
          </table:table-cell>
          <table:table-cell office:value-type="float" office:value="7132229.4362706896" table:style-name="ce14">
            <text:p>7.132.229<text:s/></text:p>
          </table:table-cell>
          <table:table-cell office:value-type="float" office:value="12088647.981966753" table:style-name="ce14">
            <text:p>12.088.648<text:s/></text:p>
          </table:table-cell>
          <table:table-cell office:value-type="float" office:value="5137858.7988695335" table:style-name="ce14">
            <text:p>5.137.859<text:s/></text:p>
          </table:table-cell>
          <table:table-cell office:value-type="float" office:value="13847051.762555443" table:style-name="ce14">
            <text:p>13.847.052<text:s/></text:p>
          </table:table-cell>
          <table:table-cell office:value-type="float" office:value="5684786.2532908153" table:style-name="ce14">
            <text:p>5.684.786<text:s/></text:p>
          </table:table-cell>
          <table:table-cell office:value-type="float" office:value="47018416.075617418" table:style-name="ce14">
            <text:p>47.018.416<text:s/></text:p>
          </table:table-cell>
          <table:table-cell office:value-type="float" office:value="2782132.1624005921" table:style-name="ce14">
            <text:p>2.782.132<text:s/></text:p>
          </table:table-cell>
          <table:table-cell office:value-type="float" office:value="6718082.5830383515" table:style-name="ce14">
            <text:p>6.718.083<text:s/></text:p>
          </table:table-cell>
          <table:table-cell office:value-type="float" office:value="6271147.9774494981" table:style-name="ce14">
            <text:p>6.271.148<text:s/></text:p>
          </table:table-cell>
          <table:table-cell office:value-type="float" office:value="3544913.2961070193" table:style-name="ce14">
            <text:p>3.544.913<text:s/></text:p>
          </table:table-cell>
          <table:table-cell office:value-type="float" office:value="13011959.23612142" table:style-name="ce14">
            <text:p>13.011.959<text:s/></text:p>
          </table:table-cell>
          <table:table-cell office:value-type="float" office:value="1654459.337413114" table:style-name="ce14">
            <text:p>1.654.459<text:s/></text:p>
          </table:table-cell>
          <table:table-cell office:value-type="float" office:value="27689649.635033626" table:style-name="ce14">
            <text:p>27.689.650<text:s/></text:p>
          </table:table-cell>
          <table:table-cell office:value-type="float" office:value="5163510037.0308666" table:style-name="ce14">
            <text:p>5.163.510.037<text:s/></text:p>
          </table:table-cell>
          <table:table-cell office:value-type="float" office:value="2664255.7011184935" table:style-name="ce14">
            <text:p>2.664.256<text:s/></text:p>
          </table:table-cell>
          <table:table-cell office:value-type="float" office:value="1525893.8935732837" table:style-name="ce14">
            <text:p>1.525.894<text:s/></text:p>
          </table:table-cell>
          <table:table-cell office:value-type="float" office:value="601287.04692449246" table:style-name="ce14">
            <text:p>601.287<text:s/></text:p>
          </table:table-cell>
          <table:table-cell office:value-type="float" office:value="23287029.868525878" table:style-name="ce14">
            <text:p>23.287.030<text:s/></text:p>
          </table:table-cell>
          <table:table-cell office:value-type="float" office:value="12957631.943905115" table:style-name="ce14">
            <text:p>12.957.632<text:s/></text:p>
          </table:table-cell>
          <table:table-cell office:value-type="float" office:value="5259193.4460093882" table:style-name="ce14">
            <text:p>5.259.193<text:s/></text:p>
          </table:table-cell>
          <table:table-cell office:value-type="float" office:value="108591009.64629978" table:style-name="ce14">
            <text:p>108.591.010<text:s/></text:p>
          </table:table-cell>
          <table:table-cell office:value-type="float" office:value="1056052.5658054024" table:style-name="ce14">
            <text:p>1.056.053<text:s/></text:p>
          </table:table-cell>
          <table:table-cell office:value-type="float" office:value="5493661208.3999987" table:style-name="ce15">
            <text:p>5.493.661.208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08714593.94027139" table:style-name="ce20">
            <text:p>108.714.594<text:s/></text:p>
          </table:table-cell>
          <table:table-cell office:value-type="float" office:value="368340910.48075014" table:style-name="ce20">
            <text:p>368.340.910<text:s/></text:p>
          </table:table-cell>
          <table:table-cell office:value-type="float" office:value="1233020501.0246284" table:style-name="ce20">
            <text:p>1.233.020.501<text:s/></text:p>
          </table:table-cell>
          <table:table-cell office:value-type="float" office:value="88397461.05552116" table:style-name="ce20">
            <text:p>88.397.461<text:s/></text:p>
          </table:table-cell>
          <table:table-cell office:value-type="float" office:value="2364164767.1504116" table:style-name="ce20">
            <text:p>2.364.164.767<text:s/></text:p>
          </table:table-cell>
          <table:table-cell office:value-type="float" office:value="1758255993.8640759" table:style-name="ce20">
            <text:p>1.758.255.994<text:s/></text:p>
          </table:table-cell>
          <table:table-cell office:value-type="float" office:value="11436697866.757521" table:style-name="ce20">
            <text:p>11.436.697.867<text:s/></text:p>
          </table:table-cell>
          <table:table-cell office:value-type="float" office:value="1692155500.7254257" table:style-name="ce20">
            <text:p>1.692.155.501<text:s/></text:p>
          </table:table-cell>
          <table:table-cell office:value-type="float" office:value="1527586606.513756" table:style-name="ce20">
            <text:p>1.527.586.607<text:s/></text:p>
          </table:table-cell>
          <table:table-cell office:value-type="float" office:value="652995645.35327303" table:style-name="ce20">
            <text:p>652.995.645<text:s/></text:p>
          </table:table-cell>
          <table:table-cell office:value-type="float" office:value="7503110800.5176706" table:style-name="ce20">
            <text:p>7.503.110.801<text:s/></text:p>
          </table:table-cell>
          <table:table-cell office:value-type="float" office:value="630994574.3495847" table:style-name="ce20">
            <text:p>630.994.574<text:s/></text:p>
          </table:table-cell>
          <table:table-cell office:value-type="float" office:value="875255892.80000138" table:style-name="ce20">
            <text:p>875.255.893<text:s/></text:p>
          </table:table-cell>
          <table:table-cell office:value-type="float" office:value="882399811.25067008" table:style-name="ce20">
            <text:p>882.399.811<text:s/></text:p>
          </table:table-cell>
          <table:table-cell office:value-type="float" office:value="557194396.60993719" table:style-name="ce20">
            <text:p>557.194.397<text:s/></text:p>
          </table:table-cell>
          <table:table-cell office:value-type="float" office:value="2122088255.1662798" table:style-name="ce20">
            <text:p>2.122.088.255<text:s/></text:p>
          </table:table-cell>
          <table:table-cell office:value-type="float" office:value="360985736.93565106" table:style-name="ce20">
            <text:p>360.985.737<text:s/></text:p>
          </table:table-cell>
          <table:table-cell office:value-type="float" office:value="5893962406.1744423" table:style-name="ce20">
            <text:p>5.893.962.406<text:s/></text:p>
          </table:table-cell>
          <table:table-cell office:value-type="float" office:value="27846729052.63575" table:style-name="ce20">
            <text:p>27.846.729.053<text:s/></text:p>
          </table:table-cell>
          <table:table-cell office:value-type="float" office:value="486797646.14254236" table:style-name="ce20">
            <text:p>486.797.646<text:s/></text:p>
          </table:table-cell>
          <table:table-cell office:value-type="float" office:value="275140528.18773061" table:style-name="ce20">
            <text:p>275.140.528<text:s/></text:p>
          </table:table-cell>
          <table:table-cell office:value-type="float" office:value="97739865.353456751" table:style-name="ce20">
            <text:p>97.739.865<text:s/></text:p>
          </table:table-cell>
          <table:table-cell office:value-type="float" office:value="6939836361.2466469" table:style-name="ce20">
            <text:p>6.939.836.361<text:s/></text:p>
          </table:table-cell>
          <table:table-cell office:value-type="float" office:value="4559326152.9240751" table:style-name="ce20">
            <text:p>4.559.326.153<text:s/></text:p>
          </table:table-cell>
          <table:table-cell office:value-type="float" office:value="330256785.24168736" table:style-name="ce20">
            <text:p>330.256.785<text:s/></text:p>
          </table:table-cell>
          <table:table-cell office:value-type="float" office:value="56611589451.11676" table:style-name="ce20">
            <text:p>56.611.589.451<text:s/></text:p>
          </table:table-cell>
          <table:table-cell office:value-type="float" office:value="187980095.96147659" table:style-name="ce20">
            <text:p>187.980.096<text:s/></text:p>
          </table:table-cell>
          <table:table-cell office:value-type="float" office:value="137391717659.47998" table:style-name="ce21">
            <text:p>137.391.717.659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7-02-24T18:40:46Z</dc:date>
    <meta:print-date>2011-05-12T16:46:54Z</meta:print-date>
    <meta:editing-cycles>38</meta:editing-cycles>
    <meta:editing-duration>PT3960S</meta:editing-duration>
  </office:meta>
</office:document-meta>
</file>